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2600000019E3490B53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UPC" svg:font-family="AngsanaUPC"/>
    <style:font-face style:name="David" svg:font-family="David"/>
    <style:font-face style:name="Franklin Gothic Medium" svg:font-family="'Franklin Gothic Medium'"/>
    <style:font-face style:name="Georgia" svg:font-family="Georgia"/>
    <style:font-face style:name="Gulim" svg:font-family="Gulim"/>
    <style:font-face style:name="unifont" svg:font-family="unifont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style:page-number="auto"/>
      <style:text-properties fo:font-size="1pt" style:font-size-asian="1pt" style:font-size-complex="1pt"/>
    </style:style>
    <style:style style:name="P2" style:family="paragraph" style:parent-style-name="Standard" style:master-page-name="">
      <style:paragraph-properties fo:line-height="0.1335in" style:page-number="auto"/>
      <style:text-properties fo:font-size="7.65000009536743pt" style:font-size-asian="7.65000009536743pt" style:font-size-complex="7.65000009536743pt"/>
    </style:style>
    <style:style style:name="P3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</style:style>
    <style:style style:name="P4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335in" style:type="right"/>
        </style:tab-stops>
      </style:paragraph-properties>
    </style:style>
    <style:style style:name="P5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598in" style:type="right"/>
        </style:tab-stops>
      </style:paragraph-properties>
    </style:style>
    <style:style style:name="P6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in" style:type="right"/>
        </style:tab-stops>
      </style:paragraph-properties>
    </style:style>
    <style:style style:name="P7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272in" style:type="right"/>
        </style:tab-stops>
      </style:paragraph-properties>
    </style:style>
    <style:style style:name="P8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071in" style:type="right"/>
        </style:tab-stops>
      </style:paragraph-properties>
    </style:style>
    <style:style style:name="P9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429in" style:type="right"/>
        </style:tab-stops>
      </style:paragraph-properties>
    </style:style>
    <style:style style:name="P10" style:family="paragraph" style:parent-style-name="Body_20_text_20__28_2_29_" style:master-page-name="">
      <style:paragraph-properties fo:margin-left="0in" fo:margin-right="0in" fo:margin-top="0in" fo:margin-bottom="0in" loext:contextual-spacing="false" fo:text-indent="0in" style:auto-text-indent="false" style:page-number="auto"/>
    </style:style>
    <style:style style:name="P11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12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>
        <style:tab-stops>
          <style:tab-stop style:position="1.8543in"/>
        </style:tab-stops>
      </style:paragraph-properties>
    </style:style>
    <style:style style:name="P13" style:family="paragraph" style:parent-style-name="Body_20_text_20__28_2_29_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1.8382in"/>
        </style:tab-stops>
      </style:paragraph-properties>
    </style:style>
    <style:style style:name="P14" style:family="paragraph" style:parent-style-name="Body_20_text_20__28_2_29_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1.9071in" style:type="right"/>
        </style:tab-stops>
      </style:paragraph-properties>
    </style:style>
    <style:style style:name="P15" style:family="paragraph" style:parent-style-name="Body_20_text_20__28_2_29_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1.8417in"/>
        </style:tab-stops>
      </style:paragraph-properties>
    </style:style>
    <style:style style:name="P16" style:family="paragraph" style:parent-style-name="Body_20_text_20__28_2_29_" style:master-page-name="">
      <style:paragraph-properties fo:margin-left="0in" fo:margin-right="0in" fo:margin-top="0in" fo:margin-bottom="0in" loext:contextual-spacing="false" fo:line-height="0.1181in" fo:text-indent="0in" style:auto-text-indent="false" style:page-number="auto"/>
    </style:style>
    <style:style style:name="P17" style:family="paragraph" style:parent-style-name="Body_20_text_20__28_2_29_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1.8543in"/>
        </style:tab-stops>
      </style:paragraph-properties>
    </style:style>
    <style:style style:name="P18" style:family="paragraph" style:parent-style-name="Body_20_text_20__28_2_29_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1.8547in"/>
        </style:tab-stops>
      </style:paragraph-properties>
    </style:style>
    <style:style style:name="P19" style:family="paragraph" style:parent-style-name="Body_20_text_20__28_2_29_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1.6299in"/>
        </style:tab-stops>
      </style:paragraph-properties>
    </style:style>
    <style:style style:name="P20" style:family="paragraph" style:parent-style-name="Body_20_text_20__28_2_29_" style:master-page-name="">
      <style:paragraph-properties fo:margin-left="0in" fo:margin-right="0in" fo:margin-top="0in" fo:margin-bottom="0in" loext:contextual-spacing="false" fo:line-height="0.1228in" fo:text-align="start" style:justify-single-word="false" fo:text-indent="0in" style:auto-text-indent="false" style:page-number="auto"/>
    </style:style>
    <style:style style:name="P21" style:family="paragraph" style:parent-style-name="Body_20_text_20__28_2_29_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1.8598in"/>
        </style:tab-stops>
      </style:paragraph-properties>
    </style:style>
    <style:style style:name="P22" style:family="paragraph" style:parent-style-name="Body_20_text_20__28_2_29_" style:master-page-name="">
      <style:paragraph-properties fo:margin-left="0in" fo:margin-right="0in" fo:margin-top="0in" fo:margin-bottom="0in" loext:contextual-spacing="false" fo:line-height="0.1228in" fo:text-align="start" style:justify-single-word="false" fo:text-indent="0in" style:auto-text-indent="false" style:page-number="auto" fo:break-after="page"/>
    </style:style>
    <style:style style:name="P23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 fo:break-after="page"/>
    </style:style>
    <style:style style:name="P24" style:family="paragraph" style:parent-style-name="Body_20_text_20__28_2_29_" style:master-page-name="">
      <style:paragraph-properties fo:margin-left="0in" fo:margin-right="0in" fo:margin-top="0in" fo:margin-bottom="0in" loext:contextual-spacing="false" fo:line-height="0.1181in" fo:text-indent="0in" style:auto-text-indent="false" style:page-number="auto" fo:break-after="column"/>
    </style:style>
    <style:style style:name="P25" style:family="paragraph" style:parent-style-name="Body_20_text_20__28_2_29_" style:master-page-name="">
      <style:paragraph-properties fo:margin-left="0in" fo:margin-right="0in" fo:margin-top="0in" fo:margin-bottom="0.0835in" loext:contextual-spacing="false" fo:text-indent="0in" style:auto-text-indent="false" style:page-number="auto"/>
    </style:style>
    <style:style style:name="P26" style:family="paragraph" style:parent-style-name="Body_20_text_20__28_2_29_" style:master-page-name="">
      <style:paragraph-properties fo:margin-left="0in" fo:margin-right="0in" fo:margin-top="0in" fo:margin-bottom="0.0835in" loext:contextual-spacing="false" fo:text-align="start" style:justify-single-word="false" fo:text-indent="0in" style:auto-text-indent="false" style:page-number="auto"/>
    </style:style>
    <style:style style:name="P27" style:family="paragraph" style:parent-style-name="Body_20_text_20__28_2_29_" style:master-page-name="">
      <style:paragraph-properties fo:margin-left="0.4028in" fo:margin-right="0in" fo:margin-top="0in" fo:margin-bottom="0in" loext:contextual-spacing="false" fo:text-align="start" style:justify-single-word="false" fo:text-indent="-0.222in" style:auto-text-indent="false" style:page-number="auto"/>
    </style:style>
    <style:style style:name="P28" style:family="paragraph" style:parent-style-name="Body_20_text_20__28_2_29_" style:master-page-name="">
      <style:paragraph-properties fo:margin-left="0.4028in" fo:margin-right="0in" fo:margin-top="0in" fo:margin-bottom="0in" loext:contextual-spacing="false" fo:line-height="0.1299in" fo:text-align="start" style:justify-single-word="false" fo:text-indent="-0.222in" style:auto-text-indent="false" style:page-number="auto"/>
    </style:style>
    <style:style style:name="P29" style:family="paragraph" style:parent-style-name="Body_20_text_20__28_2_29_" style:master-page-name="">
      <style:paragraph-properties fo:margin-left="0.4028in" fo:margin-right="0in" fo:margin-top="0in" fo:margin-bottom="0.0835in" loext:contextual-spacing="false" fo:text-align="start" style:justify-single-word="false" fo:text-indent="-0.222in" style:auto-text-indent="false" style:page-number="auto"/>
    </style:style>
    <style:style style:name="P30" style:family="paragraph" style:parent-style-name="Body_20_text_20__28_2_29_" style:master-page-name="">
      <style:paragraph-properties fo:margin-left="0.4028in" fo:margin-right="0in" fo:margin-top="0in" fo:margin-bottom="0.0807in" loext:contextual-spacing="false" fo:line-height="0.1228in" fo:text-align="start" style:justify-single-word="false" fo:text-indent="-0.222in" style:auto-text-indent="false" style:page-number="auto"/>
    </style:style>
    <style:style style:name="P31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228in" fo:text-align="start" style:justify-single-word="false" fo:text-indent="-0.25in" style:auto-text-indent="false" style:page-number="auto"/>
    </style:style>
    <style:style style:name="P32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228in" fo:text-align="start" style:justify-single-word="false" fo:text-indent="-0.25in" style:auto-text-indent="false" style:page-number="auto">
        <style:tab-stops>
          <style:tab-stop style:position="1.2772in"/>
        </style:tab-stops>
      </style:paragraph-properties>
    </style:style>
    <style:style style:name="P33" style:family="paragraph" style:parent-style-name="Body_20_text_20__28_2_29_" style:master-page-name="">
      <style:paragraph-properties fo:margin-left="0.25in" fo:margin-right="0in" fo:margin-top="0in" fo:margin-bottom="0in" loext:contextual-spacing="false" fo:text-align="start" style:justify-single-word="false" fo:text-indent="-0.25in" style:auto-text-indent="false" style:page-number="auto"/>
    </style:style>
    <style:style style:name="P34" style:family="paragraph" style:parent-style-name="Body_20_text_20__28_2_29_" style:master-page-name="">
      <style:paragraph-properties fo:margin-left="0.25in" fo:margin-right="0in" fo:margin-top="0in" fo:margin-bottom="0in" loext:contextual-spacing="false" fo:text-align="start" style:justify-single-word="false" fo:text-indent="-0.25in" style:auto-text-indent="false" style:page-number="auto">
        <style:tab-stops>
          <style:tab-stop style:position="1.2866in"/>
        </style:tab-stops>
      </style:paragraph-properties>
    </style:style>
    <style:style style:name="P35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299in" fo:text-align="start" style:justify-single-word="false" fo:text-indent="-0.25in" style:auto-text-indent="false" style:page-number="auto"/>
    </style:style>
    <style:style style:name="P36" style:family="paragraph" style:parent-style-name="Body_20_text_20__28_2_29_" style:master-page-name="">
      <style:paragraph-properties fo:margin-left="0.25in" fo:margin-right="0in" fo:margin-top="0in" fo:margin-bottom="0in" loext:contextual-spacing="false" fo:text-align="start" style:justify-single-word="false" fo:text-indent="-0.25in" style:auto-text-indent="false" style:page-number="auto" fo:break-after="page"/>
    </style:style>
    <style:style style:name="P37" style:family="paragraph" style:parent-style-name="Body_20_text_20__28_2_29_" style:master-page-name="">
      <style:paragraph-properties fo:margin-left="0.25in" fo:margin-right="0in" fo:margin-top="0in" fo:margin-bottom="0.0835in" loext:contextual-spacing="false" fo:text-align="start" style:justify-single-word="false" fo:text-indent="-0.25in" style:auto-text-indent="false" style:page-number="auto"/>
    </style:style>
    <style:style style:name="P38" style:family="paragraph" style:parent-style-name="Body_20_text_20__28_2_29_" style:master-page-name="">
      <style:paragraph-properties fo:margin-left="0.25in" fo:margin-right="0in" fo:margin-top="0in" fo:margin-bottom="0.0807in" loext:contextual-spacing="false" fo:line-height="0.1228in" fo:text-align="start" style:justify-single-word="false" fo:text-indent="-0.25in" style:auto-text-indent="false" style:page-number="auto"/>
    </style:style>
    <style:style style:name="P39" style:family="paragraph" style:parent-style-name="Body_20_text_20__28_2_29_" style:master-page-name="">
      <style:paragraph-properties fo:margin-left="0.2638in" fo:margin-right="0in" fo:margin-top="0in" fo:margin-bottom="0in" loext:contextual-spacing="false" fo:text-align="start" style:justify-single-word="false" fo:text-indent="-0.2638in" style:auto-text-indent="false" style:page-number="auto"/>
    </style:style>
    <style:style style:name="P40" style:family="paragraph" style:parent-style-name="Body_20_text_20__28_2_29_" style:master-page-name="">
      <style:paragraph-properties fo:margin-left="0.2638in" fo:margin-right="0in" fo:margin-top="0in" fo:margin-bottom="0.0835in" loext:contextual-spacing="false" fo:text-align="start" style:justify-single-word="false" fo:text-indent="-0.2638in" style:auto-text-indent="false" style:page-number="auto"/>
    </style:style>
    <style:style style:name="P41" style:family="paragraph" style:parent-style-name="Body_20_text_20__28_2_29_" style:master-page-name="">
      <style:paragraph-properties fo:margin-left="0.4028in" fo:margin-right="0in" fo:margin-top="0in" fo:margin-bottom="0in" loext:contextual-spacing="false" fo:text-align="start" style:justify-single-word="false" fo:text-indent="-0.4028in" style:auto-text-indent="false" style:page-number="auto"/>
    </style:style>
    <style:style style:name="P42" style:family="paragraph" style:parent-style-name="Body_20_text_20__28_2_29_" style:master-page-name="">
      <style:paragraph-properties fo:margin-left="0.4028in" fo:margin-right="0in" fo:margin-top="0in" fo:margin-bottom="0in" loext:contextual-spacing="false" fo:text-align="start" style:justify-single-word="false" fo:text-indent="-0.4028in" style:auto-text-indent="false" style:page-number="auto">
        <style:tab-stops>
          <style:tab-stop style:position="-0.1972in"/>
        </style:tab-stops>
      </style:paragraph-properties>
    </style:style>
    <style:style style:name="P43" style:family="paragraph" style:parent-style-name="Body_20_text_20__28_2_29_" style:master-page-name="">
      <style:paragraph-properties fo:margin-left="0.4028in" fo:margin-right="0in" fo:margin-top="0in" fo:margin-bottom="0in" loext:contextual-spacing="false" fo:text-align="start" style:justify-single-word="false" fo:text-indent="-0.4028in" style:auto-text-indent="false" style:page-number="auto">
        <style:tab-stops>
          <style:tab-stop style:position="-0.1874in"/>
        </style:tab-stops>
      </style:paragraph-properties>
    </style:style>
    <style:style style:name="P44" style:family="paragraph" style:parent-style-name="Body_20_text_20__28_2_29_" style:master-page-name="">
      <style:paragraph-properties fo:margin-left="0.4028in" fo:margin-right="0in" fo:margin-top="0in" fo:margin-bottom="0in" loext:contextual-spacing="false" fo:line-height="0.1299in" fo:text-align="start" style:justify-single-word="false" fo:text-indent="-0.4028in" style:auto-text-indent="false" style:page-number="auto"/>
    </style:style>
    <style:style style:name="P45" style:family="paragraph" style:parent-style-name="Body_20_text_20__28_2_29_" style:master-page-name="">
      <style:paragraph-properties fo:margin-left="0.1807in" fo:margin-right="0in" fo:margin-top="0in" fo:margin-bottom="0in" loext:contextual-spacing="false" fo:line-height="0.1299in" fo:text-align="start" style:justify-single-word="false" fo:text-indent="0in" style:auto-text-indent="false" style:page-number="auto"/>
    </style:style>
    <style:style style:name="P46" style:family="paragraph" style:parent-style-name="Body_20_text_20__28_2_29_" style:master-page-name="">
      <style:paragraph-properties fo:margin-left="0.1807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47" style:family="paragraph" style:parent-style-name="Body_20_text_20__28_2_29_" style:master-page-name="">
      <style:paragraph-properties fo:margin-left="0.1807in" fo:margin-right="0in" fo:margin-top="0in" fo:margin-bottom="0in" loext:contextual-spacing="false" fo:line-height="0.1228in" fo:text-align="start" style:justify-single-word="false" fo:text-indent="0in" style:auto-text-indent="false" style:page-number="auto"/>
    </style:style>
    <style:style style:name="P48" style:family="paragraph" style:parent-style-name="Body_20_text_20__28_2_29_" style:master-page-name="">
      <style:paragraph-properties fo:margin-left="0.1807in" fo:margin-right="0in" fo:margin-top="0in" fo:margin-bottom="0.0835in" loext:contextual-spacing="false" fo:text-align="start" style:justify-single-word="false" fo:text-indent="0in" style:auto-text-indent="false" style:page-number="auto"/>
    </style:style>
    <style:style style:name="P49" style:family="paragraph" style:parent-style-name="Body_20_text_20__28_2_29_" style:master-page-name="">
      <style:paragraph-properties fo:margin-left="0.4165in" fo:margin-right="0in" fo:margin-top="0in" fo:margin-bottom="0in" loext:contextual-spacing="false" fo:text-align="start" style:justify-single-word="false" fo:text-indent="-0.222in" style:auto-text-indent="false" style:page-number="auto"/>
    </style:style>
    <style:style style:name="P50" style:family="paragraph" style:parent-style-name="Body_20_text_20__28_2_29_" style:master-page-name="">
      <style:paragraph-properties fo:margin-left="0.4165in" fo:margin-right="0in" fo:margin-top="0in" fo:margin-bottom="0.089in" loext:contextual-spacing="false" fo:line-height="0.1335in" fo:text-align="start" style:justify-single-word="false" fo:text-indent="-0.222in" style:auto-text-indent="false" style:page-number="auto"/>
    </style:style>
    <style:style style:name="P51" style:family="paragraph" style:parent-style-name="Body_20_text_20__28_2_29_" style:master-page-name="">
      <style:paragraph-properties fo:margin-left="0.25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52" style:family="paragraph" style:parent-style-name="Body_20_text_20__28_2_29_" style:master-page-name="">
      <style:paragraph-properties fo:margin-left="0.1665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53" style:family="paragraph" style:parent-style-name="Body_20_text_20__28_2_29_" style:master-page-name="">
      <style:paragraph-properties fo:margin-left="0.1665in" fo:margin-right="0in" fo:margin-top="0in" fo:margin-bottom="0.0862in" loext:contextual-spacing="false" fo:line-height="0.1299in" fo:text-align="start" style:justify-single-word="false" fo:text-indent="0in" style:auto-text-indent="false" style:page-number="auto"/>
    </style:style>
    <style:style style:name="P54" style:family="paragraph" style:parent-style-name="Body_20_text_20__28_2_29_" style:master-page-name="">
      <style:paragraph-properties fo:margin-left="0.1807in" fo:margin-right="0in" fo:margin-top="0in" fo:margin-bottom="0in" loext:contextual-spacing="false" fo:text-align="start" style:justify-single-word="false" fo:text-indent="-0.1807in" style:auto-text-indent="false" style:page-number="auto"/>
    </style:style>
    <style:style style:name="P55" style:family="paragraph" style:parent-style-name="Body_20_text_20__28_8_29_" style:master-page-name="">
      <style:paragraph-properties fo:margin-left="0.528in" fo:margin-right="0in" fo:margin-top="0in" fo:margin-bottom="0.028in" loext:contextual-spacing="false" fo:line-height="0.0626in" fo:text-align="start" style:justify-single-word="false" fo:text-indent="0in" style:auto-text-indent="false" style:page-number="auto"/>
    </style:style>
    <style:style style:name="P56" style:family="paragraph" style:parent-style-name="Body_20_text_20__28_4_29_" style:master-page-name="">
      <style:paragraph-properties fo:margin-left="0.528in" fo:margin-right="0in" fo:margin-top="0in" fo:margin-bottom="0.0693in" loext:contextual-spacing="false" fo:line-height="0.0626in" fo:text-align="start" style:justify-single-word="false" fo:text-indent="0in" style:auto-text-indent="false" style:page-number="auto"/>
    </style:style>
    <style:style style:name="P57" style:family="paragraph" style:parent-style-name="Body_20_text_20__28_9_29_" style:master-page-name="">
      <style:paragraph-properties fo:margin-left="0.528in" fo:margin-right="0in" fo:margin-top="0in" fo:margin-bottom="0.0236in" loext:contextual-spacing="false" fo:line-height="0.0626in" fo:text-align="start" style:justify-single-word="false" fo:text-indent="0in" style:auto-text-indent="false" style:page-number="auto"/>
    </style:style>
    <style:style style:name="P58" style:family="paragraph" style:parent-style-name="Body_20_text_20__28_6_29_" style:master-page-name="">
      <style:paragraph-properties fo:margin-left="0.528in" fo:margin-right="0in" fo:margin-top="0in" fo:margin-bottom="0.0626in" loext:contextual-spacing="false" fo:line-height="0.0626in" fo:text-align="start" style:justify-single-word="false" fo:text-indent="0in" style:auto-text-indent="false" style:page-number="auto"/>
    </style:style>
    <style:style style:name="P59" style:family="paragraph" style:parent-style-name="Body_20_text_20__28_2_29_" style:master-page-name="">
      <style:paragraph-properties fo:margin-left="0.3752in" fo:margin-right="0in" fo:margin-top="0in" fo:margin-bottom="0in" loext:contextual-spacing="false" fo:text-align="start" style:justify-single-word="false" fo:text-indent="-0.2362in" style:auto-text-indent="false" style:page-number="auto"/>
    </style:style>
    <style:style style:name="P60" style:family="paragraph" style:parent-style-name="Body_20_text_20__28_2_29_" style:master-page-name="">
      <style:paragraph-properties fo:margin-left="0.4028in" fo:margin-right="0in" fo:margin-top="0in" fo:margin-bottom="0in" loext:contextual-spacing="false" fo:text-align="start" style:justify-single-word="false" fo:text-indent="-0.2362in" style:auto-text-indent="false" style:page-number="auto"/>
    </style:style>
    <style:style style:name="P61" style:family="paragraph" style:parent-style-name="Body_20_text_20__28_2_29_" style:master-page-name="">
      <style:paragraph-properties fo:margin-left="0.4028in" fo:margin-right="0in" fo:margin-top="0in" fo:margin-bottom="0in" loext:contextual-spacing="false" fo:line-height="0.1228in" fo:text-align="start" style:justify-single-word="false" fo:text-indent="-0.2362in" style:auto-text-indent="false" style:page-number="auto"/>
    </style:style>
    <style:style style:name="P62" style:family="paragraph" style:parent-style-name="Body_20_text_20__28_2_29_" style:master-page-name="">
      <style:paragraph-properties fo:margin-left="0.4028in" fo:margin-right="0in" fo:margin-top="0in" fo:margin-bottom="0in" loext:contextual-spacing="false" fo:line-height="0.1299in" fo:text-align="start" style:justify-single-word="false" fo:text-indent="-0.2362in" style:auto-text-indent="false" style:page-number="auto"/>
    </style:style>
    <style:style style:name="P63" style:family="paragraph" style:parent-style-name="Body_20_text_20__28_2_29_" style:master-page-name="">
      <style:paragraph-properties fo:margin-left="0.4028in" fo:margin-right="0in" fo:margin-top="0in" fo:margin-bottom="0.0807in" loext:contextual-spacing="false" fo:text-align="start" style:justify-single-word="false" fo:text-indent="-0.2362in" style:auto-text-indent="false" style:page-number="auto"/>
    </style:style>
    <style:style style:name="P64" style:family="paragraph" style:parent-style-name="Body_20_text_20__28_2_29_" style:master-page-name="">
      <style:paragraph-properties fo:margin-left="0.4165in" fo:margin-right="0in" fo:margin-top="0in" fo:margin-bottom="0in" loext:contextual-spacing="false" fo:text-align="start" style:justify-single-word="false" fo:text-indent="-0.2362in" style:auto-text-indent="false" style:page-number="auto"/>
    </style:style>
    <style:style style:name="P65" style:family="paragraph" style:parent-style-name="Body_20_text_20__28_2_29_" style:master-page-name="">
      <style:paragraph-properties fo:margin-left="0.4165in" fo:margin-right="0in" fo:margin-top="0in" fo:margin-bottom="0.0835in" loext:contextual-spacing="false" fo:text-align="start" style:justify-single-word="false" fo:text-indent="-0.2362in" style:auto-text-indent="false" style:page-number="auto"/>
    </style:style>
    <style:style style:name="P66" style:family="paragraph" style:parent-style-name="Body_20_text_20__28_2_29_" style:master-page-name="">
      <style:paragraph-properties fo:margin-left="0.361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67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.1807in" style:auto-text-indent="false" style:page-number="auto" fo:break-after="column"/>
    </style:style>
    <style:style style:name="P68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.1807in" style:auto-text-indent="false" style:page-number="auto"/>
    </style:style>
    <style:style style:name="P69" style:family="paragraph" style:parent-style-name="Body_20_text_20__28_2_29_" style:master-page-name="">
      <style:paragraph-properties fo:margin-left="0in" fo:margin-right="0in" fo:margin-top="0in" fo:margin-bottom="0.0835in" loext:contextual-spacing="false" fo:text-align="start" style:justify-single-word="false" fo:text-indent="0.1807in" style:auto-text-indent="false" style:page-number="auto"/>
    </style:style>
    <style:style style:name="P70" style:family="paragraph" style:parent-style-name="Body_20_text_20__28_2_29_" style:master-page-name="">
      <style:paragraph-properties fo:margin-left="0.1807in" fo:margin-right="0in" fo:margin-top="0in" fo:margin-bottom="0in" loext:contextual-spacing="false" fo:text-align="start" style:justify-single-word="false" fo:text-indent="0.2362in" style:auto-text-indent="false" style:page-number="auto"/>
    </style:style>
    <style:style style:name="P71" style:family="paragraph" style:parent-style-name="Body_20_text_20__28_2_29_" style:master-page-name="">
      <style:paragraph-properties fo:margin-left="0.1945in" fo:margin-right="0in" fo:margin-top="0in" fo:margin-bottom="0in" loext:contextual-spacing="false" fo:line-height="0.1228in" fo:text-align="start" style:justify-single-word="false" fo:text-indent="0in" style:auto-text-indent="false" style:page-number="auto"/>
    </style:style>
    <style:style style:name="P72" style:family="paragraph" style:parent-style-name="Body_20_text_20__28_2_29_" style:master-page-name="">
      <style:paragraph-properties fo:margin-left="0.1945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73" style:family="paragraph" style:parent-style-name="Body_20_text_20__28_2_29_" style:master-page-name="">
      <style:paragraph-properties fo:margin-left="0.1945in" fo:margin-right="0in" fo:margin-top="0in" fo:margin-bottom="0.0835in" loext:contextual-spacing="false" fo:text-align="start" style:justify-single-word="false" fo:text-indent="0in" style:auto-text-indent="false" style:page-number="auto"/>
    </style:style>
    <style:style style:name="P74" style:family="paragraph" style:parent-style-name="Body_20_text_20__28_2_29_" style:master-page-name="">
      <style:paragraph-properties fo:margin-left="0.4165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75" style:family="paragraph" style:parent-style-name="Body_20_text_20__28_2_29_" style:master-page-name="">
      <style:paragraph-properties fo:margin-left="0.4165in" fo:margin-right="0in" fo:margin-top="0in" fo:margin-bottom="0in" loext:contextual-spacing="false" fo:line-height="0.1228in" fo:text-align="start" style:justify-single-word="false" fo:text-indent="0in" style:auto-text-indent="false" style:page-number="auto"/>
    </style:style>
    <style:style style:name="P76" style:family="paragraph" style:parent-style-name="Body_20_text_20__28_2_29_" style:master-page-name="">
      <style:paragraph-properties fo:margin-left="0.4165in" fo:margin-right="0in" fo:margin-top="0in" fo:margin-bottom="0.0835in" loext:contextual-spacing="false" fo:text-align="start" style:justify-single-word="false" fo:text-indent="0in" style:auto-text-indent="false" style:page-number="auto"/>
    </style:style>
    <style:style style:name="P77" style:family="paragraph" style:parent-style-name="Body_20_text_20__28_2_29_" style:master-page-name="">
      <style:paragraph-properties fo:margin-left="0.1807in" fo:margin-right="0in" fo:margin-top="0in" fo:margin-bottom="0in" loext:contextual-spacing="false" fo:text-align="start" style:justify-single-word="false" fo:text-indent="0.222in" style:auto-text-indent="false" style:page-number="auto"/>
    </style:style>
    <style:style style:name="P78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.139in" style:auto-text-indent="false" style:page-number="auto"/>
    </style:style>
    <style:style style:name="P79" style:family="paragraph" style:parent-style-name="Body_20_text_20__28_2_29_" style:master-page-name="">
      <style:paragraph-properties fo:margin-left="0.4028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80" style:family="paragraph" style:parent-style-name="Body_20_text_20__28_2_29_" style:master-page-name="">
      <style:paragraph-properties fo:margin-left="0.4028in" fo:margin-right="0in" fo:margin-top="0in" fo:margin-bottom="0in" loext:contextual-spacing="false" fo:line-height="0.1181in" fo:text-align="start" style:justify-single-word="false" fo:text-indent="0in" style:auto-text-indent="false" style:page-number="auto"/>
    </style:style>
    <style:style style:name="P81" style:family="paragraph" style:parent-style-name="Body_20_text_20__28_2_29_" style:master-page-name="">
      <style:paragraph-properties fo:margin-left="0.4028in" fo:margin-right="0in" fo:margin-top="0in" fo:margin-bottom="0in" loext:contextual-spacing="false" fo:line-height="0.1228in" fo:text-align="start" style:justify-single-word="false" fo:text-indent="0in" style:auto-text-indent="false" style:page-number="auto"/>
    </style:style>
    <style:style style:name="P82" style:family="paragraph" style:parent-style-name="Body_20_text_20__28_2_29_" style:master-page-name="">
      <style:paragraph-properties fo:margin-left="0in" fo:margin-right="0in" fo:margin-top="0in" fo:margin-bottom="0.0807in" loext:contextual-spacing="false" fo:text-align="start" style:justify-single-word="false" fo:text-indent="0.1665in" style:auto-text-indent="false" style:page-number="auto"/>
    </style:style>
    <style:style style:name="P83" style:family="paragraph" style:parent-style-name="Body_20_text_20__28_2_29_" style:master-page-name="">
      <style:paragraph-properties fo:margin-left="0.139in" fo:margin-right="0in" fo:margin-top="0in" fo:margin-bottom="0in" loext:contextual-spacing="false" fo:text-indent="0in" style:auto-text-indent="false" style:page-number="auto"/>
    </style:style>
    <style:style style:name="P84" style:family="paragraph" style:parent-style-name="Body_20_text_20__28_2_29_" style:master-page-name="">
      <style:paragraph-properties fo:margin-left="0.139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85" style:family="paragraph" style:parent-style-name="Body_20_text_20__28_2_29_" style:master-page-name="">
      <style:paragraph-properties fo:margin-left="0.139in" fo:margin-right="0in" fo:margin-top="0in" fo:margin-bottom="0.0835in" loext:contextual-spacing="false" fo:text-align="start" style:justify-single-word="false" fo:text-indent="0in" style:auto-text-indent="false" style:page-number="auto"/>
    </style:style>
    <style:style style:name="P86" style:family="paragraph" style:parent-style-name="Body_20_text_20__28_2_29_" style:master-page-name="">
      <style:paragraph-properties fo:margin-left="0.139in" fo:margin-right="0in" fo:margin-top="0in" fo:margin-bottom="0.0402in" loext:contextual-spacing="false" fo:text-indent="0in" style:auto-text-indent="false" style:page-number="auto"/>
    </style:style>
    <style:style style:name="P87" style:family="paragraph" style:parent-style-name="Body_20_text_20__28_7_29_" style:master-page-name="">
      <style:paragraph-properties fo:margin-left="0.3752in" fo:margin-right="0in" fo:margin-top="0in" fo:margin-bottom="0.0201in" loext:contextual-spacing="false" fo:line-height="0.0835in" fo:text-align="start" style:justify-single-word="false" fo:text-indent="0in" style:auto-text-indent="false" style:page-number="auto"/>
    </style:style>
    <style:style style:name="P88" style:family="paragraph" style:parent-style-name="Body_20_text_20__28_5_29_" style:master-page-name="">
      <style:paragraph-properties fo:margin-left="0.3752in" fo:margin-right="0in" fo:margin-top="0in" fo:margin-bottom="0.0693in" loext:contextual-spacing="false" fo:line-height="0.0626in" fo:text-align="start" style:justify-single-word="false" fo:text-indent="0in" style:auto-text-indent="false" style:page-number="auto"/>
    </style:style>
    <style:style style:name="P89" style:family="paragraph" style:parent-style-name="Body_20_text_20__28_2_29_" style:master-page-name="">
      <style:paragraph-properties fo:margin-left="0.139in" fo:margin-right="0in" fo:margin-top="0in" fo:margin-bottom="0in" loext:contextual-spacing="false" fo:text-align="start" style:justify-single-word="false" fo:text-indent="0.2362in" style:auto-text-indent="false" style:page-number="auto"/>
    </style:style>
    <style:style style:name="P90" style:family="paragraph" style:parent-style-name="Body_20_text_20__28_2_29_" style:master-page-name="">
      <style:paragraph-properties fo:margin-left="0.139in" fo:margin-right="0in" fo:margin-top="0in" fo:margin-bottom="0in" loext:contextual-spacing="false" fo:line-height="0.1181in" fo:text-align="start" style:justify-single-word="false" fo:text-indent="0.2362in" style:auto-text-indent="false" style:page-number="auto"/>
    </style:style>
    <style:style style:name="P91" style:family="paragraph" style:parent-style-name="Body_20_text_20__28_2_29_" style:master-page-name="">
      <style:paragraph-properties fo:margin-left="0.2638in" fo:margin-right="0in" fo:margin-top="0in" fo:margin-bottom="0in" loext:contextual-spacing="false" fo:text-indent="0in" style:auto-text-indent="false" style:page-number="auto">
        <style:tab-stops>
          <style:tab-stop style:position="1.4366in"/>
        </style:tab-stops>
      </style:paragraph-properties>
    </style:style>
    <style:style style:name="P92" style:family="paragraph" style:parent-style-name="Body_20_text_20__28_2_29_" style:master-page-name="">
      <style:paragraph-properties fo:margin-left="0.361in" fo:margin-right="0in" fo:margin-top="0in" fo:margin-bottom="0in" loext:contextual-spacing="false" fo:text-align="start" style:justify-single-word="false" fo:text-indent="-0.222in" style:auto-text-indent="false" style:page-number="auto"/>
    </style:style>
    <style:style style:name="P93" style:family="paragraph" style:parent-style-name="Body_20_text_20__28_2_29_" style:master-page-name="">
      <style:paragraph-properties fo:margin-left="0.139in" fo:margin-right="0in" fo:margin-top="0in" fo:margin-bottom="0.0835in" loext:contextual-spacing="false" fo:text-align="start" style:justify-single-word="false" fo:text-indent="0.1665in" style:auto-text-indent="false" style:page-number="auto"/>
    </style:style>
    <style:style style:name="P94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.1528in" style:auto-text-indent="false" style:page-number="auto"/>
    </style:style>
    <style:style style:name="P95" style:family="paragraph" style:parent-style-name="Body_20_text_20__28_2_29_" style:master-page-name="">
      <style:paragraph-properties fo:margin-left="0in" fo:margin-right="0.5555in" fo:margin-top="0in" fo:margin-bottom="0.0807in" loext:contextual-spacing="false" fo:text-indent="0in" style:auto-text-indent="false" style:page-number="auto"/>
    </style:style>
    <style:style style:name="P96" style:family="paragraph" style:parent-style-name="Body_20_text_20__28_2_29_" style:master-page-name="">
      <style:paragraph-properties fo:margin-left="0.1945in" fo:margin-right="0.4583in" fo:margin-top="0in" fo:margin-bottom="0in" loext:contextual-spacing="false" fo:text-align="start" style:justify-single-word="false" fo:text-indent="0.1665in" style:auto-text-indent="false" style:page-number="auto"/>
    </style:style>
    <style:style style:name="P97" style:family="paragraph" style:parent-style-name="Body_20_text_20__28_10_29_" style:master-page-name="">
      <style:paragraph-properties fo:margin-left="0.389in" fo:margin-right="0in" fo:margin-top="0in" fo:margin-bottom="0.0681in" loext:contextual-spacing="false" fo:line-height="0.0835in" fo:text-align="start" style:justify-single-word="false" fo:text-indent="0in" style:auto-text-indent="false" style:page-number="auto"/>
    </style:style>
    <style:style style:name="P98" style:family="paragraph" style:parent-style-name="Body_20_text_20__28_2_29_" style:master-page-name="">
      <style:paragraph-properties fo:margin-left="0in" fo:margin-right="0.4445in" fo:margin-top="0in" fo:margin-bottom="0in" loext:contextual-spacing="false" fo:line-height="0.1299in" fo:text-align="end" style:justify-single-word="false" fo:text-indent="0in" style:auto-text-indent="false" style:page-number="auto"/>
    </style:style>
    <style:style style:name="P99" style:family="paragraph" style:parent-style-name="Body_20_text_20__28_2_29_" style:master-page-name="">
      <style:paragraph-properties fo:margin-left="0.2638in" fo:margin-right="0in" fo:margin-top="0in" fo:margin-bottom="0in" loext:contextual-spacing="false" fo:text-align="start" style:justify-single-word="false" fo:text-indent="-0.1252in" style:auto-text-indent="false" style:page-number="auto"/>
    </style:style>
    <style:style style:name="P100" style:family="paragraph" style:parent-style-name="Body_20_text_20__28_2_29_" style:master-page-name="">
      <style:paragraph-properties fo:margin-left="0.25in" fo:margin-right="0in" fo:margin-top="0in" fo:margin-bottom="0in" loext:contextual-spacing="false" fo:text-align="start" style:justify-single-word="false" fo:text-indent="-0.111in" style:auto-text-indent="false" style:page-number="auto"/>
    </style:style>
    <style:style style:name="P101" style:family="paragraph" style:parent-style-name="Heading_20__23_1" style:master-page-name="PageStyle0">
      <style:paragraph-properties fo:margin-left="0.0138in" fo:margin-right="0in" fo:margin-top="0in" fo:margin-bottom="0in" loext:contextual-spacing="false" fo:line-height="0.1665in" fo:keep-together="always" fo:text-indent="0in" style:auto-text-indent="false" style:page-number="980" fo:keep-with-next="always"/>
    </style:style>
    <style:style style:name="P102" style:family="paragraph" style:parent-style-name="Body_20_text_20__28_2_29_" style:list-style-name="L1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783in"/>
        </style:tab-stops>
      </style:paragraph-properties>
    </style:style>
    <style:style style:name="P103" style:family="paragraph" style:parent-style-name="Body_20_text_20__28_2_29_" style:list-style-name="L3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>
        <style:tab-stops>
          <style:tab-stop style:position="0.1508in"/>
        </style:tab-stops>
      </style:paragraph-properties>
    </style:style>
    <style:style style:name="P104" style:family="paragraph" style:parent-style-name="Body_20_text_20__28_2_29_" style:list-style-name="L5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>
        <style:tab-stops>
          <style:tab-stop style:position="0.1571in"/>
        </style:tab-stops>
      </style:paragraph-properties>
    </style:style>
    <style:style style:name="P105" style:family="paragraph" style:parent-style-name="Body_20_text_20__28_2_29_" style:list-style-name="L16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>
        <style:tab-stops>
          <style:tab-stop style:position="0.1472in"/>
        </style:tab-stops>
      </style:paragraph-properties>
    </style:style>
    <style:style style:name="P106" style:family="paragraph" style:parent-style-name="Body_20_text_20__28_2_29_" style:list-style-name="L17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>
        <style:tab-stops>
          <style:tab-stop style:position="0.1575in"/>
        </style:tab-stops>
      </style:paragraph-properties>
    </style:style>
    <style:style style:name="P107" style:family="paragraph" style:parent-style-name="Body_20_text_20__28_2_29_" style:list-style-name="L19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>
        <style:tab-stops>
          <style:tab-stop style:position="0.1661in"/>
        </style:tab-stops>
      </style:paragraph-properties>
    </style:style>
    <style:style style:name="P108" style:family="paragraph" style:parent-style-name="Body_20_text_20__28_2_29_" style:list-style-name="L11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327in"/>
        </style:tab-stops>
      </style:paragraph-properties>
    </style:style>
    <style:style style:name="P109" style:family="paragraph" style:parent-style-name="Body_20_text_20__28_2_29_" style:list-style-name="L12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862in"/>
        </style:tab-stops>
      </style:paragraph-properties>
    </style:style>
    <style:style style:name="P110" style:family="paragraph" style:parent-style-name="Body_20_text_20__28_2_29_" style:list-style-name="L16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862in"/>
        </style:tab-stops>
      </style:paragraph-properties>
    </style:style>
    <style:style style:name="P111" style:family="paragraph" style:parent-style-name="Body_20_text_20__28_2_29_" style:list-style-name="L12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1862in"/>
        </style:tab-stops>
      </style:paragraph-properties>
    </style:style>
    <style:style style:name="P112" style:family="paragraph" style:parent-style-name="Body_20_text_20__28_2_29_" style:list-style-name="L16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2319in"/>
        </style:tab-stops>
      </style:paragraph-properties>
    </style:style>
    <style:style style:name="P113" style:family="paragraph" style:parent-style-name="Body_20_text_20__28_2_29_" style:list-style-name="L13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583in"/>
        </style:tab-stops>
      </style:paragraph-properties>
    </style:style>
    <style:style style:name="P114" style:family="paragraph" style:parent-style-name="Body_20_text_20__28_2_29_" style:list-style-name="L18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583in"/>
        </style:tab-stops>
      </style:paragraph-properties>
    </style:style>
    <style:style style:name="P115" style:family="paragraph" style:parent-style-name="Body_20_text_20__28_2_29_" style:list-style-name="L13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047in"/>
        </style:tab-stops>
      </style:paragraph-properties>
    </style:style>
    <style:style style:name="P116" style:family="paragraph" style:parent-style-name="Body_20_text_20__28_2_29_" style:list-style-name="L15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72in"/>
        </style:tab-stops>
      </style:paragraph-properties>
    </style:style>
    <style:style style:name="P117" style:family="paragraph" style:parent-style-name="Body_20_text_20__28_2_29_" style:list-style-name="L16" style:master-page-name="">
      <style:paragraph-properties fo:margin-left="0in" fo:margin-right="0in" fo:margin-top="0in" fo:margin-bottom="0in" loext:contextual-spacing="false" fo:line-height="0.1299in" fo:text-align="start" style:justify-single-word="false" fo:text-indent="0in" style:auto-text-indent="false" style:page-number="auto">
        <style:tab-stops>
          <style:tab-stop style:position="0.1543in"/>
        </style:tab-stops>
      </style:paragraph-properties>
    </style:style>
    <style:style style:name="P118" style:family="paragraph" style:parent-style-name="Body_20_text_20__28_2_29_" style:list-style-name="L14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547in"/>
        </style:tab-stops>
      </style:paragraph-properties>
    </style:style>
    <style:style style:name="P119" style:family="paragraph" style:parent-style-name="Body_20_text_20__28_2_29_" style:list-style-name="L14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654in"/>
        </style:tab-stops>
      </style:paragraph-properties>
    </style:style>
    <style:style style:name="P120" style:family="paragraph" style:parent-style-name="Body_20_text_20__28_2_29_" style:list-style-name="L14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689in"/>
        </style:tab-stops>
      </style:paragraph-properties>
    </style:style>
    <style:style style:name="P121" style:family="paragraph" style:parent-style-name="Body_20_text_20__28_2_29_" style:list-style-name="L17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575in"/>
        </style:tab-stops>
      </style:paragraph-properties>
    </style:style>
    <style:style style:name="P122" style:family="paragraph" style:parent-style-name="Body_20_text_20__28_2_29_" style:list-style-name="L17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61in"/>
        </style:tab-stops>
      </style:paragraph-properties>
    </style:style>
    <style:style style:name="P123" style:family="paragraph" style:parent-style-name="Body_20_text_20__28_2_29_" style:list-style-name="L17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075in"/>
        </style:tab-stops>
      </style:paragraph-properties>
    </style:style>
    <style:style style:name="P124" style:family="paragraph" style:parent-style-name="Body_20_text_20__28_2_29_" style:list-style-name="L16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89in"/>
        </style:tab-stops>
      </style:paragraph-properties>
    </style:style>
    <style:style style:name="P125" style:family="paragraph" style:parent-style-name="Body_20_text_20__28_2_29_" style:list-style-name="L16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319in"/>
        </style:tab-stops>
      </style:paragraph-properties>
    </style:style>
    <style:style style:name="P126" style:family="paragraph" style:parent-style-name="Body_20_text_20__28_2_29_" style:list-style-name="L19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661in"/>
        </style:tab-stops>
      </style:paragraph-properties>
    </style:style>
    <style:style style:name="P127" style:family="paragraph" style:parent-style-name="Body_20_text_20__28_2_29_" style:list-style-name="L19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693in"/>
        </style:tab-stops>
      </style:paragraph-properties>
    </style:style>
    <style:style style:name="P128" style:family="paragraph" style:parent-style-name="Body_20_text_20__28_2_29_" style:list-style-name="L16" style:master-page-name="PageStyle6">
      <style:paragraph-properties fo:margin-left="0in" fo:margin-right="0in" fo:margin-top="0in" fo:margin-bottom="0in" loext:contextual-spacing="false" fo:text-indent="0in" style:auto-text-indent="false" style:page-number="988">
        <style:tab-stops>
          <style:tab-stop style:position="0.1862in"/>
        </style:tab-stops>
      </style:paragraph-properties>
    </style:style>
    <style:style style:name="P129" style:family="paragraph" style:parent-style-name="Body_20_text_20__28_2_29_" style:list-style-name="L2" style:master-page-name="">
      <style:paragraph-properties fo:margin-left="0in" fo:margin-right="0in" fo:margin-top="0in" fo:margin-bottom="0.0835in" loext:contextual-spacing="false" fo:text-align="start" style:justify-single-word="false" fo:text-indent="0in" style:auto-text-indent="false" style:page-number="auto">
        <style:tab-stops>
          <style:tab-stop style:position="0.1638in"/>
        </style:tab-stops>
      </style:paragraph-properties>
    </style:style>
    <style:style style:name="P130" style:family="paragraph" style:parent-style-name="Body_20_text_20__28_2_29_" style:list-style-name="L9" style:master-page-name="">
      <style:paragraph-properties fo:margin-left="0in" fo:margin-right="0in" fo:margin-top="0in" fo:margin-bottom="0.0835in" loext:contextual-spacing="false" fo:text-align="start" style:justify-single-word="false" fo:text-indent="0in" style:auto-text-indent="false" style:page-number="auto">
        <style:tab-stops>
          <style:tab-stop style:position="0.2217in"/>
        </style:tab-stops>
      </style:paragraph-properties>
    </style:style>
    <style:style style:name="P131" style:family="paragraph" style:parent-style-name="Body_20_text_20__28_2_29_" style:list-style-name="L13" style:master-page-name="">
      <style:paragraph-properties fo:margin-left="0in" fo:margin-right="0in" fo:margin-top="0in" fo:margin-bottom="0.0835in" loext:contextual-spacing="false" fo:text-align="start" style:justify-single-word="false" fo:text-indent="0in" style:auto-text-indent="false" style:page-number="auto">
        <style:tab-stops>
          <style:tab-stop style:position="0.1583in"/>
        </style:tab-stops>
      </style:paragraph-properties>
    </style:style>
    <style:style style:name="P132" style:family="paragraph" style:parent-style-name="Body_20_text_20__28_2_29_" style:list-style-name="L10" style:master-page-name="">
      <style:paragraph-properties fo:margin-left="0in" fo:margin-right="0in" fo:margin-top="0in" fo:margin-bottom="0.0807in" loext:contextual-spacing="false" fo:line-height="0.1228in" fo:text-indent="0in" style:auto-text-indent="false" style:page-number="auto">
        <style:tab-stops>
          <style:tab-stop style:position="0.1508in"/>
        </style:tab-stops>
      </style:paragraph-properties>
    </style:style>
    <style:style style:name="P133" style:family="paragraph" style:parent-style-name="Body_20_text_20__28_2_29_" style:list-style-name="L3" style:master-page-name="">
      <style:paragraph-properties fo:margin-left="0.139in" fo:margin-right="0in" fo:margin-top="0in" fo:margin-bottom="0in" loext:contextual-spacing="false" fo:text-align="start" style:justify-single-word="false" fo:text-indent="-0.139in" style:auto-text-indent="false" style:page-number="auto">
        <style:tab-stops>
          <style:tab-stop style:position="0.0083in"/>
        </style:tab-stops>
      </style:paragraph-properties>
    </style:style>
    <style:style style:name="P134" style:family="paragraph" style:parent-style-name="Body_20_text_20__28_2_29_" style:list-style-name="L10" style:master-page-name="">
      <style:paragraph-properties fo:margin-left="0.139in" fo:margin-right="0in" fo:margin-top="0in" fo:margin-bottom="0in" loext:contextual-spacing="false" fo:text-align="start" style:justify-single-word="false" fo:text-indent="-0.139in" style:auto-text-indent="false" style:page-number="auto">
        <style:tab-stops>
          <style:tab-stop style:position="0.0154in"/>
        </style:tab-stops>
      </style:paragraph-properties>
    </style:style>
    <style:style style:name="P135" style:family="paragraph" style:parent-style-name="Body_20_text_20__28_2_29_" style:list-style-name="L3" style:master-page-name="">
      <style:paragraph-properties fo:margin-left="0.139in" fo:margin-right="0in" fo:margin-top="0in" fo:margin-bottom="0in" loext:contextual-spacing="false" fo:text-indent="-0.139in" style:auto-text-indent="false" style:page-number="auto">
        <style:tab-stops>
          <style:tab-stop style:position="0.0217in"/>
        </style:tab-stops>
      </style:paragraph-properties>
    </style:style>
    <style:style style:name="P136" style:family="paragraph" style:parent-style-name="Body_20_text_20__28_2_29_" style:list-style-name="L10" style:master-page-name="">
      <style:paragraph-properties fo:margin-left="0.139in" fo:margin-right="0in" fo:margin-top="0in" fo:margin-bottom="0in" loext:contextual-spacing="false" fo:text-indent="-0.139in" style:auto-text-indent="false" style:page-number="auto">
        <style:tab-stops>
          <style:tab-stop style:position="0.0154in"/>
        </style:tab-stops>
      </style:paragraph-properties>
    </style:style>
    <style:style style:name="P137" style:family="paragraph" style:parent-style-name="Body_20_text_20__28_2_29_" style:list-style-name="L10" style:master-page-name="">
      <style:paragraph-properties fo:margin-left="0.139in" fo:margin-right="0in" fo:margin-top="0in" fo:margin-bottom="0in" loext:contextual-spacing="false" fo:line-height="0.1807in" fo:text-indent="-0.139in" style:auto-text-indent="false" style:page-number="auto">
        <style:tab-stops>
          <style:tab-stop style:position="0.0154in"/>
        </style:tab-stops>
      </style:paragraph-properties>
    </style:style>
    <style:style style:name="P138" style:family="paragraph" style:parent-style-name="Body_20_text_20__28_2_29_" style:list-style-name="L3" style:master-page-name="">
      <style:paragraph-properties fo:margin-left="0.139in" fo:margin-right="0in" fo:margin-top="0in" fo:margin-bottom="0.0835in" loext:contextual-spacing="false" fo:text-indent="-0.139in" style:auto-text-indent="false" style:page-number="auto">
        <style:tab-stops>
          <style:tab-stop style:position="0.0217in"/>
        </style:tab-stops>
      </style:paragraph-properties>
    </style:style>
    <style:style style:name="P139" style:family="paragraph" style:parent-style-name="Body_20_text_20__28_2_29_" style:list-style-name="L4" style:master-page-name="">
      <style:paragraph-properties fo:margin-left="0.361in" fo:margin-right="0in" fo:margin-top="0in" fo:margin-bottom="0in" loext:contextual-spacing="false" fo:text-align="start" style:justify-single-word="false" fo:text-indent="-0.222in" style:auto-text-indent="false" style:page-number="auto">
        <style:tab-stops>
          <style:tab-stop style:position="-0.0717in"/>
        </style:tab-stops>
      </style:paragraph-properties>
    </style:style>
    <style:style style:name="P140" style:family="paragraph" style:parent-style-name="Body_20_text_20__28_2_29_" style:master-page-name="PageStyle1">
      <style:paragraph-properties fo:margin-left="0.4165in" fo:margin-right="0in" fo:margin-top="0in" fo:margin-bottom="0.0835in" loext:contextual-spacing="false" fo:text-align="start" style:justify-single-word="false" fo:text-indent="-0.2362in" style:auto-text-indent="false" style:page-number="981"/>
    </style:style>
    <style:style style:name="P141" style:family="paragraph" style:parent-style-name="Body_20_text_20__28_2_29_" style:list-style-name="L6" style:master-page-name="">
      <style:paragraph-properties fo:margin-left="0.1807in" fo:margin-right="0in" fo:margin-top="0in" fo:margin-bottom="0in" loext:contextual-spacing="false" fo:text-indent="-0.1807in" style:auto-text-indent="false" style:page-number="auto">
        <style:tab-stops>
          <style:tab-stop style:position="-0.022in"/>
        </style:tab-stops>
      </style:paragraph-properties>
    </style:style>
    <style:style style:name="P142" style:family="paragraph" style:parent-style-name="Body_20_text_20__28_2_29_" style:list-style-name="L6" style:master-page-name="">
      <style:paragraph-properties fo:margin-left="0.1807in" fo:margin-right="0in" fo:margin-top="0in" fo:margin-bottom="0in" loext:contextual-spacing="false" fo:text-indent="-0.1807in" style:auto-text-indent="false" style:page-number="auto">
        <style:tab-stops>
          <style:tab-stop style:position="-0.0189in"/>
        </style:tab-stops>
      </style:paragraph-properties>
    </style:style>
    <style:style style:name="P143" style:family="paragraph" style:parent-style-name="Body_20_text_20__28_2_29_" style:list-style-name="L7" style:master-page-name="">
      <style:paragraph-properties fo:margin-left="0.1807in" fo:margin-right="0in" fo:margin-top="0in" fo:margin-bottom="0in" loext:contextual-spacing="false" fo:text-indent="-0.1807in" style:auto-text-indent="false" style:page-number="auto">
        <style:tab-stops>
          <style:tab-stop style:position="0.0244in"/>
        </style:tab-stops>
      </style:paragraph-properties>
    </style:style>
    <style:style style:name="P144" style:family="paragraph" style:parent-style-name="Body_20_text_20__28_2_29_" style:list-style-name="L8" style:master-page-name="">
      <style:paragraph-properties fo:margin-left="0.1807in" fo:margin-right="0in" fo:margin-top="0in" fo:margin-bottom="0in" loext:contextual-spacing="false" fo:text-align="start" style:justify-single-word="false" fo:text-indent="-0.1807in" style:auto-text-indent="false" style:page-number="auto">
        <style:tab-stops>
          <style:tab-stop style:position="0.0311in"/>
        </style:tab-stops>
      </style:paragraph-properties>
    </style:style>
    <style:style style:name="P145" style:family="paragraph" style:parent-style-name="Body_20_text_20__28_2_29_" style:list-style-name="L9" style:master-page-name="">
      <style:paragraph-properties fo:margin-left="0.1807in" fo:margin-right="0in" fo:margin-top="0in" fo:margin-bottom="0in" loext:contextual-spacing="false" fo:text-align="start" style:justify-single-word="false" fo:text-indent="-0.1807in" style:auto-text-indent="false" style:page-number="auto">
        <style:tab-stops>
          <style:tab-stop style:position="0.0311in"/>
        </style:tab-stops>
      </style:paragraph-properties>
    </style:style>
    <style:style style:name="P146" style:family="paragraph" style:parent-style-name="Body_20_text_20__28_2_29_" style:list-style-name="L13" style:master-page-name="">
      <style:paragraph-properties fo:margin-left="0.1807in" fo:margin-right="0in" fo:margin-top="0in" fo:margin-bottom="0in" loext:contextual-spacing="false" fo:text-align="start" style:justify-single-word="false" fo:text-indent="-0.1807in" style:auto-text-indent="false" style:page-number="auto">
        <style:tab-stops>
          <style:tab-stop style:position="-0.022in"/>
        </style:tab-stops>
      </style:paragraph-properties>
    </style:style>
    <style:style style:name="P147" style:family="paragraph" style:parent-style-name="Body_20_text_20__28_2_29_" style:list-style-name="L14" style:master-page-name="">
      <style:paragraph-properties fo:margin-left="0.1807in" fo:margin-right="0in" fo:margin-top="0in" fo:margin-bottom="0in" loext:contextual-spacing="false" fo:text-align="start" style:justify-single-word="false" fo:text-indent="-0.1807in" style:auto-text-indent="false" style:page-number="auto">
        <style:tab-stops>
          <style:tab-stop style:position="-0.0354in"/>
        </style:tab-stops>
      </style:paragraph-properties>
    </style:style>
    <style:style style:name="P148" style:family="paragraph" style:parent-style-name="Body_20_text_20__28_2_29_" style:list-style-name="L14" style:master-page-name="">
      <style:paragraph-properties fo:margin-left="0.1807in" fo:margin-right="0in" fo:margin-top="0in" fo:margin-bottom="0in" loext:contextual-spacing="false" fo:text-align="start" style:justify-single-word="false" fo:text-indent="-0.1807in" style:auto-text-indent="false" style:page-number="auto">
        <style:tab-stops>
          <style:tab-stop style:position="-0.0118in"/>
        </style:tab-stops>
      </style:paragraph-properties>
    </style:style>
    <style:style style:name="P149" style:family="paragraph" style:parent-style-name="Body_20_text_20__28_2_29_" style:list-style-name="L17" style:master-page-name="">
      <style:paragraph-properties fo:margin-left="0.1807in" fo:margin-right="0in" fo:margin-top="0in" fo:margin-bottom="0in" loext:contextual-spacing="false" fo:text-align="start" style:justify-single-word="false" fo:text-indent="-0.1807in" style:auto-text-indent="false" style:page-number="auto">
        <style:tab-stops>
          <style:tab-stop style:position="-0.0228in"/>
        </style:tab-stops>
      </style:paragraph-properties>
    </style:style>
    <style:style style:name="P150" style:family="paragraph" style:parent-style-name="Body_20_text_20__28_2_29_" style:list-style-name="L17" style:master-page-name="">
      <style:paragraph-properties fo:margin-left="0.1807in" fo:margin-right="0in" fo:margin-top="0in" fo:margin-bottom="0in" loext:contextual-spacing="false" fo:text-align="start" style:justify-single-word="false" fo:text-indent="-0.1807in" style:auto-text-indent="false" style:page-number="auto">
        <style:tab-stops>
          <style:tab-stop style:position="0.0272in"/>
        </style:tab-stops>
      </style:paragraph-properties>
    </style:style>
    <style:style style:name="P151" style:family="paragraph" style:parent-style-name="Body_20_text_20__28_2_29_" style:list-style-name="L16" style:master-page-name="">
      <style:paragraph-properties fo:margin-left="0.1807in" fo:margin-right="0in" fo:margin-top="0in" fo:margin-bottom="0in" loext:contextual-spacing="false" fo:text-align="start" style:justify-single-word="false" fo:text-indent="-0.1807in" style:auto-text-indent="false" style:page-number="auto">
        <style:tab-stops>
          <style:tab-stop style:position="0.052in"/>
        </style:tab-stops>
      </style:paragraph-properties>
    </style:style>
    <style:style style:name="P152" style:family="paragraph" style:parent-style-name="Body_20_text_20__28_2_29_" style:list-style-name="L18" style:master-page-name="">
      <style:paragraph-properties fo:margin-left="0.1807in" fo:margin-right="0in" fo:margin-top="0in" fo:margin-bottom="0in" loext:contextual-spacing="false" fo:text-align="start" style:justify-single-word="false" fo:text-indent="-0.1807in" style:auto-text-indent="false" style:page-number="auto">
        <style:tab-stops>
          <style:tab-stop style:position="-0.0283in"/>
        </style:tab-stops>
      </style:paragraph-properties>
    </style:style>
    <style:style style:name="P153" style:family="paragraph" style:parent-style-name="Body_20_text_20__28_2_29_" style:list-style-name="L18" style:master-page-name="">
      <style:paragraph-properties fo:margin-left="0.1807in" fo:margin-right="0in" fo:margin-top="0in" fo:margin-bottom="0in" loext:contextual-spacing="false" fo:text-align="start" style:justify-single-word="false" fo:text-indent="-0.1807in" style:auto-text-indent="false" style:page-number="auto">
        <style:tab-stops>
          <style:tab-stop style:position="-0.0217in"/>
        </style:tab-stops>
      </style:paragraph-properties>
    </style:style>
    <style:style style:name="P154" style:family="paragraph" style:parent-style-name="Body_20_text_20__28_2_29_" style:list-style-name="L7" style:master-page-name="">
      <style:paragraph-properties fo:margin-left="0.1807in" fo:margin-right="0in" fo:margin-top="0in" fo:margin-bottom="0in" loext:contextual-spacing="false" fo:text-indent="-0.1807in" style:auto-text-indent="false" style:page-number="auto">
        <style:tab-stops>
          <style:tab-stop style:position="0.028in"/>
        </style:tab-stops>
      </style:paragraph-properties>
    </style:style>
    <style:style style:name="P155" style:family="paragraph" style:parent-style-name="Body_20_text_20__28_2_29_" style:list-style-name="L8" style:master-page-name="">
      <style:paragraph-properties fo:margin-left="0.1807in" fo:margin-right="0in" fo:margin-top="0in" fo:margin-bottom="0in" loext:contextual-spacing="false" fo:text-indent="-0.1807in" style:auto-text-indent="false" style:page-number="auto">
        <style:tab-stops>
          <style:tab-stop style:position="0.0311in"/>
        </style:tab-stops>
      </style:paragraph-properties>
    </style:style>
    <style:style style:name="P156" style:family="paragraph" style:parent-style-name="Body_20_text_20__28_2_29_" style:master-page-name="PageStyle2">
      <style:paragraph-properties fo:margin-left="0.139in" fo:margin-right="0in" fo:margin-top="0in" fo:margin-bottom="0in" loext:contextual-spacing="false" fo:text-indent="0in" style:auto-text-indent="false" style:page-number="982"/>
    </style:style>
    <style:style style:name="P157" style:family="paragraph" style:parent-style-name="Body_20_text_20__28_2_29_" style:list-style-name="L11" style:master-page-name="">
      <style:paragraph-properties fo:margin-left="0.1945in" fo:margin-right="0.4583in" fo:margin-top="0in" fo:margin-bottom="0in" loext:contextual-spacing="false" fo:text-align="start" style:justify-single-word="false" fo:text-indent="-0.1945in" style:auto-text-indent="false" style:page-number="auto">
        <style:tab-stops>
          <style:tab-stop style:position="0.0311in"/>
        </style:tab-stops>
      </style:paragraph-properties>
    </style:style>
    <style:style style:name="P158" style:family="paragraph" style:parent-style-name="Body_20_text_20__28_2_29_" style:master-page-name="PageStyle3">
      <style:paragraph-properties fo:margin-left="0.1807in" fo:margin-right="0in" fo:margin-top="0in" fo:margin-bottom="0.0835in" loext:contextual-spacing="false" fo:text-align="start" style:justify-single-word="false" fo:text-indent="0in" style:auto-text-indent="false" style:page-number="984"/>
    </style:style>
    <style:style style:name="P159" style:family="paragraph" style:parent-style-name="Body_20_text_20__28_2_29_" style:master-page-name="PageStyle5">
      <style:paragraph-properties fo:margin-left="0.1807in" fo:margin-right="0in" fo:margin-top="0in" fo:margin-bottom="0in" loext:contextual-spacing="false" fo:text-align="start" style:justify-single-word="false" fo:text-indent="0in" style:auto-text-indent="false" style:page-number="987"/>
    </style:style>
    <style:style style:name="P160" style:family="paragraph" style:parent-style-name="Body_20_text_20__28_2_29_" style:list-style-name="L14" style:master-page-name="">
      <style:paragraph-properties fo:margin-left="0.4165in" fo:margin-right="0in" fo:margin-top="0in" fo:margin-bottom="0in" loext:contextual-spacing="false" fo:text-align="start" style:justify-single-word="false" fo:text-indent="-0.4165in" style:auto-text-indent="false" style:page-number="auto">
        <style:tab-stops>
          <style:tab-stop style:position="-0.2575in"/>
        </style:tab-stops>
      </style:paragraph-properties>
    </style:style>
    <style:style style:name="P161" style:family="paragraph" style:parent-style-name="Body_20_text_20__28_2_29_" style:master-page-name="PageStyle4">
      <style:paragraph-properties fo:margin-left="0.4028in" fo:margin-right="0in" fo:margin-top="0in" fo:margin-bottom="0in" loext:contextual-spacing="false" fo:text-align="start" style:justify-single-word="false" fo:text-indent="-0.2362in" style:auto-text-indent="false" style:page-number="985"/>
    </style:style>
    <style:style style:name="P162" style:family="paragraph" style:parent-style-name="Body_20_text_20__28_2_29_" style:list-style-name="L6" style:master-page-name="">
      <style:paragraph-properties fo:margin-left="0.4028in" fo:margin-right="0in" fo:margin-top="0in" fo:margin-bottom="0in" loext:contextual-spacing="false" fo:text-align="start" style:justify-single-word="false" fo:text-indent="-0.4028in" style:auto-text-indent="false" style:page-number="auto">
        <style:tab-stops>
          <style:tab-stop style:position="-0.2484in"/>
        </style:tab-stops>
      </style:paragraph-properties>
    </style:style>
    <style:style style:name="P163" style:family="paragraph" style:parent-style-name="Body_20_text_20__28_2_29_" style:list-style-name="L19" style:master-page-name="">
      <style:paragraph-properties fo:margin-left="0.139in" fo:margin-right="0.3193in" fo:margin-top="0in" fo:margin-bottom="0in" loext:contextual-spacing="false" fo:text-indent="-0.139in" style:auto-text-indent="false" style:page-number="auto">
        <style:tab-stops>
          <style:tab-stop style:position="0.0272in"/>
        </style:tab-stops>
      </style:paragraph-properties>
    </style:style>
    <style:style style:name="T1" style:family="text">
      <style:text-properties fo:color="#000000" style:text-position="25% 58%"/>
    </style:style>
    <style:style style:name="T2" style:family="text">
      <style:text-properties fo:color="#000000" style:text-position="-25% 58%"/>
    </style:style>
    <style:style style:name="fr1" style:family="graphic" style:parent-style-name="Frame">
      <style:graphic-properties fo:margin-left="0.0398in" fo:margin-right="0.0398in" fo:margin-top="0in" fo:margin-bottom="0in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flow-with-text="false"/>
    </style:style>
    <style:style style:name="fr2" style:family="graphic" style:parent-style-name="Frame">
      <style:graphic-properties fo:margin-left="0.0398in" fo:margin-right="0.0398in" fo:margin-top="0in" fo:margin-bottom="0.2756in" style:wrap="left" style:number-wrapped-paragraphs="no-limit" style:vertical-pos="from-top" style:vertical-rel="page-content" style:horizontal-pos="from-left" style:horizontal-rel="page" fo:background-color="#ffffff" style:background-transparency="100%" draw:fill="solid" draw:fill-color="#ffffff" draw:opacity="0%" fo:padding="0in" fo:border="none" style:flow-with-text="false"/>
    </style:style>
    <style:style style:name="fr3" style:family="graphic" style:parent-style-name="Frame">
      <style:graphic-properties fo:margin-left="0.0398in" fo:margin-right="0.0398in" fo:margin-top="0.0335in" fo:margin-bottom="0in" style:wrap="right" style:number-wrapped-paragraphs="no-limit" style:wrap-contour="true" style:wrap-contour-mode="full" style:vertical-pos="from-top" style:vertical-rel="page-content" style:horizontal-pos="from-left" style:horizontal-rel="page" fo:background-color="#ffffff" style:background-transparency="100%" draw:fill="solid" draw:fill-color="#ffffff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fo:margin-left="-2.5819in" fo:margin-right="-1.8417in" style:editable="false">
        <style:columns fo:column-count="1" fo:column-gap="0in"/>
      </style:section-properties>
    </style:style>
    <style:style style:name="Sect3" style:family="section">
      <style:section-properties fo:margin-left="-0.0882in" fo:margin-right="0.0484in" style:editable="false">
        <style:columns fo:column-count="2" fo:column-gap="0.0709in">
          <style:column style:rel-width="32767*" fo:start-indent="0in" fo:end-indent="0.0354in"/>
          <style:column style:rel-width="32768*" fo:start-indent="0.0354in" fo:end-indent="0in"/>
        </style:columns>
      </style:section-properties>
    </style:style>
    <style:style style:name="Sect4" style:family="section">
      <style:section-properties fo:margin-left="0in" fo:margin-right="0in" style:editable="false">
        <style:columns fo:column-count="2" fo:column-gap="0.0709in">
          <style:column style:rel-width="32767*" fo:start-indent="0in" fo:end-indent="0.0354in"/>
          <style:column style:rel-width="32768*" fo:start-indent="0.0354in" fo:end-indent="0in"/>
        </style:columns>
      </style:section-properties>
    </style:style>
    <text:list-style style:name="L1">
      <text:list-level-style-number text:level="1" text:style-name="CharStyle14" style:num-format="1" text:start-value="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CharStyle14" style:num-format="1" text:start-value="4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CharStyle15" style:num-format="1" text:start-value="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CharStyle14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CharStyle14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CharStyle14" style:num-format="1" text:start-value="6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CharStyle14" style:num-format="1" text:start-value="15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CharStyle14" style:num-format="1" text:start-value="17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CharStyle14" style:num-format="1" text:start-value="19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CharStyle14" style:num-format="1" text:start-value="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CharStyle14" style:num-format="1" text:start-value="16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CharStyle14" style:num-format="1" text:start-value="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CharStyle14" style:num-format="1" text:start-value="4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CharStyle15" style:num-format="1" text:start-value="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CharStyle14" style:num-format="1" text:start-value="15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CharStyle14" style:num-format="1" text:start-value="4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CharStyle14" style:num-format="1" text:start-value="4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CharStyle14" style:num-format="1" text:start-value="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CharStyle15" style:num-format="1" text:start-value="4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0">
        <text:h text:style-name="P101" text:outline-level="1"><text:bookmark-start text:name="bookmark0"/><text:span text:style-name="CharStyle4">HOSEA</text:span><text:bookmark-end text:name="bookmark0"/></text:h>
      </text:section>
      <text:section text:style-name="Sect2" text:name="Section1">
        <text:p text:style-name="P2"/>
        <text:p text:style-name="P1"/>
      </text:section>
      <text:section text:style-name="Sect3" text:name="Section2">
        <text:p text:style-name="Body_20_text_20__28_3_29__20__2b__20_DropCap2">I<text:span text:style-name="CharStyle12">The message of the Eternal that came to Hosea the son of Beeri during the reigns of Uz- zlah, Jotham, Ahaz, and Heze- kiah, kings of Judah, and during the reign of Jeroboam son of Joash, king of Israel.</text:span></text:p>
        <text:list xml:id="list8783663672711258959" text:style-name="L1">
          <text:list-item>
            <text:p text:style-name="P102"><text:span text:style-name="CharStyle14"><text:tab/>Here begin the words of the Eternal to Hosea. The Eter­nal said to Hosea, “Go and marry a harlot of a woman, and have children of a harlot—for the land has played the harlot in 3 forsaking the Eternal.” So he went and took Gomer the daughter of Diblaim, who con­ceived and bore him a son.</text:span></text:p>
          </text:list-item>
        </text:list>
        <text:list xml:id="list8457826024985962199" text:style-name="L2">
          <text:list-item>
            <text:p text:style-name="P129"><text:span text:style-name="CharStyle14"><text:tab/>“Call him Jezreel,” said the Eternal, “for it will not be long before I avenge the blood of Jezreel upon the house of Jehu and put an end to the kingdom S of Israel. On that day I will break the power of Israel in the 6 valley of Jezreel.” Then she conceived again and bore a daughter; and Hosea was told to call her “Nomercy, for no mercy more will I have on the house of Israel, no forgiveness 8 for them at all.” When she weaned Nomercy, she conceived </text:span><text:span text:style-name="CharStyle15">9</text:span><text:span text:style-name="CharStyle14"> again and bore a son; and Hosea was told to call him “Nofolk, for you are no folk of mine, and I—I am not your God.”</text:span></text:p>
          </text:list-item>
        </text:list>
        <text:p text:style-name="Body_20_text_20__28_3_29__20__2b__20_DropCap4">2<text:span text:style-name="CharStyle12"><text:tab/>Argue it, argue it with your mother</text:span></text:p>
        <text:list xml:id="list6038216898339398573" text:style-name="L3">
          <text:list-item>
            <text:p text:style-name="P103"><text:span text:style-name="CharStyle14"><text:tab/>(for she is no wife of mine, and I am not her husband), bid her clear her face of harlotry, and her breasts of adulterous charms;</text:span></text:p>
          </text:list-item>
          <text:list-item>
            <text:p text:style-name="P133"><text:span text:style-name="CharStyle14"><text:tab/>or I will strip her naked, bare as the day she was born;</text:span></text:p>
          </text:list-item>
        </text:list>
        <text:list xml:id="list3092401647739224784" text:style-name="L4">
          <text:list-item>
            <text:p text:style-name="P139"><text:span text:style-name="CharStyle14"><text:tab/>will make her like a land for­lorn,</text:span></text:p>
          </text:list-item>
        </text:list>
        <text:p text:style-name="P11"><text:span text:style-name="CharStyle14">and leave her like a desert dry, and of sheer thirst leave her to die.</text:span></text:p>
        <text:p text:style-name="P33"><text:span text:style-name="CharStyle14">On her children I will have no 4 mercy,</text:span></text:p>
        <text:p text:style-name="P11"><text:span text:style-name="CharStyle14">for they are born out of wedlock; their mother has played the 5 harlot,</text:span></text:p>
        <text:p text:style-name="P33"><text:span text:style-name="CharStyle14">she who conceived them has been shameless;</text:span></text:p>
        <text:p text:style-name="P33"><text:span text:style-name="CharStyle14">she said, “I will follow my lovers,</text:span></text:p>
        <text:p text:style-name="P33"><text:span text:style-name="CharStyle14">who give me my bread and water,</text:span></text:p>
        <text:p text:style-name="P33"><text:span text:style-name="CharStyle14">my wool, flax, oil, and wine.”</text:span></text:p>
        <text:p text:style-name="P11"><text:span text:style-name="CharStyle14">Little she knew it was I who 8 had given her the grain and oil and wine, who had heaped on her silver and gold</text:span></text:p>
        <text:p text:style-name="P33"><text:span text:style-name="CharStyle14">[[they devoted it to Baal]].</text:span></text:p>
        <text:p text:style-name="P33"><text:span text:style-name="CharStyle14">So now I recall my grain in its </text:span><text:span text:style-name="CharStyle17">9 </text:span><text:span text:style-name="CharStyle14">season,</text:span></text:p>
        <text:p text:style-name="P33"><text:span text:style-name="CharStyle14">my wine in its month;</text:span></text:p>
        <text:list xml:id="list1693756342687118090" text:style-name="L5">
          <text:list-item>
            <text:p text:style-name="P104"><text:span text:style-name="CharStyle14"><text:tab/>reclaim my wool and my flax, that went to cover her naked­ness;</text:span></text:p>
          </text:list-item>
        </text:list>
        <text:p text:style-name="P21"><text:span text:style-name="CharStyle14">and I leave her all bare<text:tab/>io</text:span></text:p>
        <text:p text:style-name="P10"><text:span text:style-name="CharStyle14">to the eyes of her lovers</text:span></text:p>
        <text:p text:style-name="P10"><text:span text:style-name="CharStyle14">(none shall save her from my</text:span></text:p>
        <text:p text:style-name="P51"><text:span text:style-name="CharStyle14">hand).</text:span></text:p>
        <text:p text:style-name="P10"><text:span text:style-name="CharStyle14">I will lay waste her vine and fig- 12</text:span></text:p>
        <text:p text:style-name="P51"><text:span text:style-name="CharStyle14">trees,</text:span></text:p>
        <text:p text:style-name="P11"><text:span text:style-name="CharStyle14">that she calls, “My own, what my lovers paid for me”; into brushwood will I turn them, and the wild beasts shall devour them.</text:span></text:p>
        <text:p text:style-name="P33"><text:span text:style-name="CharStyle14">I will bring all her gaiety to an il end,</text:span></text:p>
        <text:p text:style-name="P33"><text:span text:style-name="CharStyle14">her festivals, new-moons, and sabbaths,</text:span></text:p>
        <text:p text:style-name="P11"><text:span text:style-name="CharStyle14">to punish her for all the days 13 when to the Baals she offered incense,</text:span></text:p>
        <text:p text:style-name="P33"><text:span text:style-name="CharStyle14">decking herself with rings and jewels,</text:span></text:p>
        <text:p text:style-name="P10"><text:span text:style-name="CharStyle14">running after her lovers,</text:span></text:p>
      </text:section>
      <text:section text:style-name="Sect4" text:name="Section3">
        <text:p text:style-name="P140"><text:span text:style-name="CharStyle14">and forgetting me, says the Eternal.</text:span></text:p>
        <text:list xml:id="list2938466191633661415" text:style-name="L6">
          <text:list-item>
            <text:p text:style-name="P141"><text:span text:style-name="CharStyle14"><text:tab/>Now then I will block up her</text:span></text:p>
          </text:list-item>
        </text:list>
        <text:p text:style-name="P70"><text:span text:style-name="CharStyle14">path</text:span></text:p>
        <text:p text:style-name="P46"><text:span text:style-name="CharStyle14">with a thorn-hedge,</text:span></text:p>
        <text:p text:style-name="P46"><text:span text:style-name="CharStyle14">and bar the road against her,</text:span></text:p>
        <text:p text:style-name="P46"><text:span text:style-name="CharStyle14">till she cannot find her way;</text:span></text:p>
        <text:list xml:id="list185152508058797" text:continue-numbering="true" text:style-name="L6">
          <text:list-item>
            <text:p text:style-name="P142"><text:span text:style-name="CharStyle14"><text:tab/>she will pursue her lovers and</text:span></text:p>
          </text:list-item>
        </text:list>
        <text:p text:style-name="P70"><text:span text:style-name="CharStyle14">miss them,</text:span></text:p>
        <text:p text:style-name="P45"><text:span text:style-name="CharStyle14">seek them and never find them. Then at last she will say,</text:span></text:p>
        <text:p text:style-name="P64"><text:span text:style-name="CharStyle14">“Let me go back to my first husband,</text:span></text:p>
        <text:p text:style-name="P65"><text:span text:style-name="CharStyle14">I fared better with him than to­day.”</text:span></text:p>
        <text:p text:style-name="P54"><text:span text:style-name="CharStyle14">r4 So I will allure her, put her alone and apart, and speak to her heart;</text:span></text:p>
        <text:list xml:id="list7697017921230667916" text:style-name="L7">
          <text:list-item>
            <text:p text:style-name="P143"><text:span text:style-name="CharStyle14"><text:tab/>then I will restore her the vine­</text:span></text:p>
          </text:list-item>
        </text:list>
        <text:p text:style-name="P70"><text:span text:style-name="CharStyle14">yards,</text:span></text:p>
        <text:p text:style-name="P46"><text:span text:style-name="CharStyle14">and make the dale of Trouble a.</text:span></text:p>
        <text:p text:style-name="P70"><text:span text:style-name="CharStyle14">door of hope; then shall she answer me as in her youthful days, when she came up from Egypt’s land;</text:span></text:p>
        <text:list xml:id="list1129891720205651661" text:style-name="L8">
          <text:list-item>
            <text:p text:style-name="P144"><text:span text:style-name="CharStyle14"><text:tab/>for I will take the name of Baals out of her lips, and then</text:span></text:p>
          </text:list-item>
        </text:list>
        <text:p text:style-name="P65"><text:span text:style-name="CharStyle14">they shall never be mentioned again.</text:span></text:p>
        <text:list xml:id="list185121030461539" text:style-name="L7">
          <text:list-item>
            <text:p text:style-name="P154"><text:span text:style-name="CharStyle14"><text:tab/>On that day, the Eternal de­clares, she shall call me, “My husband,” no more “My Baal”;</text:span></text:p>
          </text:list-item>
        </text:list>
        <text:list xml:id="list2015638529485116543" text:style-name="L9">
          <text:list-item>
            <text:p text:style-name="P145"><text:span text:style-name="CharStyle14"><text:tab/>I will betroth her to me for ever, betroth her in a bond</text:span></text:p>
          </text:list-item>
        </text:list>
        <text:p text:style-name="P46"><text:span text:style-name="CharStyle14">of goodness and of justice, in findness and in love;</text:span></text:p>
        <text:list xml:id="list185153110033598" text:continue-numbering="true" text:style-name="L9">
          <text:list-item>
            <text:p text:style-name="P130"><text:span text:style-name="CharStyle14"><text:tab/>yes, loyally will I betroth her, to let her understand the Eter­nal.</text:span></text:p>
          </text:list-item>
        </text:list>
        <text:list xml:id="list185120099968830" text:style-name="L8">
          <text:list-item>
            <text:p text:style-name="P155"><text:span text:style-name="CharStyle14"><text:tab/>On that day I will make a league</text:span></text:p>
          </text:list-item>
        </text:list>
        <text:p text:style-name="P70"><text:span text:style-name="CharStyle14">for them</text:span></text:p>
        <text:p text:style-name="P46"><text:span text:style-name="CharStyle14">with the wild beasts and birds and creeping things of earth; and I will wipe out of their land bow, sword, and all munitions, to let them lie down in security.</text:span></text:p>
        <text:p text:style-name="P33"><text:span text:style-name="CharStyle14">On that day, the Eternal de- 21 dares,</text:span></text:p>
        <text:p text:style-name="P11"><text:span text:style-name="CharStyle14">I will call to the heavens, the heavens shall call to the earth,</text:span></text:p>
        <text:p text:style-name="P11"><text:span text:style-name="CharStyle14">the earth shall call to the grain, 22 the new wine and the oil, and they shall call to Jezreel;</text:span></text:p>
        <text:p text:style-name="P33"><text:span text:style-name="CharStyle14">I will re-people Jezreel in the 23 land,</text:span></text:p>
        <text:p text:style-name="P26"><text:span text:style-name="CharStyle14">I will have mercy on Nomercy, to Nofolk I will say, “My folk,” and they shall say, “Thou art my God.”</text:span></text:p>
        <text:p text:style-name="P33"><text:span text:style-name="CharStyle14">On Judah too I will have "1 mercy,</text:span></text:p>
        <text:p text:style-name="P33"><text:span text:style-name="CharStyle14">and rescue them as their God </text:span><text:span text:style-name="CharStyle15">7 </text:span><text:span text:style-name="CharStyle14">the Eternal,</text:span></text:p>
        <text:p text:style-name="P33"><text:span text:style-name="CharStyle14">not by bow or sword or by mu­nitions,</text:span></text:p>
        <text:p text:style-name="P37"><text:span text:style-name="CharStyle14">not by horses or by cavalry.</text:span></text:p>
        <text:p text:style-name="P11"><text:span text:style-name="CharStyle14">The numbers of Israel shall be 10 like the sand of the sea, that cannot be measured or counted;</text:span></text:p>
        <text:p text:style-name="P33"><text:span text:style-name="CharStyle14">once it was said, “You are no folk of mine,”</text:span></text:p>
        <text:p text:style-name="P37"><text:span text:style-name="CharStyle14">but now their name is “Sons of the living God.”</text:span></text:p>
        <text:p text:style-name="P94"><text:span text:style-name="CharStyle14">Then shall the Judahites and 11 the Israelites be gathered into one, and they shall choose a sin­gle chief for themselves, and spread out far beyond their land; for the day of Jezreel shall be a great day. Call your brother O “My folk,” and your sister^ 1 “Mercy”!</text:span></text:p>
        <text:p text:style-name="P94"><text:span text:style-name="CharStyle14">The Eternal said to me, o “Go again and love an adul- terous woman, in love with a paramour, as the Eternal loves the Israelites, although they turn to other gods and love their idolatrous raisin-cakes.” So I 2 bought her for fifteen florins and eighteen bushels of barley, and I told her, “For many a 3</text:span></text:p>
        <text:p text:style-name="P156"><text:span text:style-name="CharStyle14">day you must remain mine, you must not play the harlot, you must have nothing to do with a man—and I will have nothing</text:span></text:p>
        <text:list xml:id="list185120769869737" text:style-name="L3">
          <text:list-item>
            <text:p text:style-name="P135"><text:span text:style-name="CharStyle14"><text:tab/>to do with you.” For the Israel­ites shall remain for many a day without king or chief, without sacrifice or sacred stone, without</text:span></text:p>
          </text:list-item>
          <text:list-item>
            <text:p text:style-name="P138"><text:span text:style-name="CharStyle14"><text:tab/>ephod or oracle; after that, the Israelites shall turn to seek the Eternal their God once more, and their Davidic king, and at the end come eagerly to the Eternal and his goodness.</text:span></text:p>
          </text:list-item>
        </text:list>
        <text:p text:style-name="P93"><text:span text:style-name="CharStyle14">Israel, hear the word of the Eternal, for the Eternal has a charge to bring against the dwellers in the land:</text:span></text:p>
        <text:p text:style-name="P84"><text:span text:style-name="CharStyle14">No fidelity, no kindness, no knowledge of God in the land,</text:span></text:p>
        <text:list xml:id="list3418783496506281725" text:style-name="L10">
          <text:list-item>
            <text:p text:style-name="P136"><text:span text:style-name="CharStyle14"><text:tab/>nothing but perjury, lying, and</text:span></text:p>
          </text:list-item>
        </text:list>
        <text:p text:style-name="P89"><text:span text:style-name="CharStyle14">murder,</text:span></text:p>
        <text:p text:style-name="P99"><text:span text:style-name="CharStyle14">stealing, debauchery, bur­glary-</text:span></text:p>
        <text:p text:style-name="P83"><text:span text:style-name="CharStyle14">bloodshed on bloodshed!</text:span></text:p>
        <text:list xml:id="list185152890670286" text:continue-numbering="true" text:style-name="L10">
          <text:list-item>
            <text:p text:style-name="P134"><text:span text:style-name="CharStyle14"><text:tab/>Hence the land is woebegone, its denizens all droop;</text:span></text:p>
          </text:list-item>
        </text:list>
        <text:p text:style-name="P85"><text:span text:style-name="CharStyle14">even the beasts and birds and the very fish within the sea are perishing.</text:span></text:p>
        <text:list xml:id="list185153028592353" text:continue-numbering="true" text:style-name="L10">
          <text:list-item>
            <text:p text:style-name="P136"><text:span text:style-name="CharStyle14"><text:tab/>But none protests, no man com­</text:span></text:p>
          </text:list-item>
        </text:list>
        <text:p text:style-name="P89"><text:span text:style-name="CharStyle14">plains,</text:span></text:p>
        <text:p text:style-name="P59"><text:span text:style-name="CharStyle14">for my people are no better than their priestlings.</text:span></text:p>
        <text:list xml:id="list185153464995724" text:continue-numbering="true" text:style-name="L10">
          <text:list-item>
            <text:p text:style-name="P136"><text:span text:style-name="CharStyle14"><text:tab/>You priests! You shall stumble</text:span></text:p>
          </text:list-item>
        </text:list>
        <text:p text:style-name="P89"><text:span text:style-name="CharStyle14">by broad daylight; your day will I turn into night.</text:span></text:p>
        <text:list xml:id="list185152517218959" text:continue-numbering="true" text:style-name="L10">
          <text:list-item>
            <text:p text:style-name="P136"><text:span text:style-name="CharStyle14"><text:tab/>My people are dying for want of</text:span></text:p>
          </text:list-item>
        </text:list>
        <text:p text:style-name="P89"><text:span text:style-name="CharStyle14">knowledge,</text:span></text:p>
        <text:p text:style-name="P84"><text:span text:style-name="CharStyle14">and you reject my knowledge; so I reject you from my priest­hood.</text:span></text:p>
        <text:p text:style-name="P59"><text:span text:style-name="CharStyle14">Since you ignore the instructions of your God,</text:span></text:p>
        <text:p text:style-name="P86"><text:span text:style-name="CharStyle14">I will ignore your children.</text:span></text:p>
        <text:list xml:id="list185151769096409" text:continue-numbering="true" text:style-name="L10">
          <text:list-item>
            <text:p text:style-name="P137"><text:span text:style-name="CharStyle14"><text:tab/>The more they multiply, the</text:span></text:p>
          </text:list-item>
        </text:list>
        <text:p text:style-name="P90"><text:span text:style-name="CharStyle14">more they sin,</text:span></text:p>
        <text:p text:style-name="P11"><text:span text:style-name="CharStyle14">they change my glory for a shameful worship; they batten on my people’s sins, </text:span><text:span text:style-name="CharStyle15">8 </text:span><text:span text:style-name="CharStyle14">they have an appetite for human guilt.</text:span></text:p>
        <text:p text:style-name="P11"><text:span text:style-name="CharStyle14">But priests shall fare like people; </text:span><text:span text:style-name="CharStyle15">9 </text:span><text:span text:style-name="CharStyle14">I punish them for their doings and requite them for their deeds—</text:span></text:p>
        <text:p text:style-name="P33"><text:span text:style-name="CharStyle14">they shall eat and never be satis- io fied,</text:span></text:p>
        <text:p text:style-name="P33"><text:span text:style-name="CharStyle14">commit adultery and get no children,</text:span></text:p>
        <text:p text:style-name="P37"><text:span text:style-name="CharStyle14">since they have ceased to heed the Eternal.</text:span></text:p>
        <text:p text:style-name="P33"><text:span text:style-name="CharStyle14">My people ask a piece of wood 12 to guide them,</text:span></text:p>
        <text:p text:style-name="P33"><text:span text:style-name="CharStyle14">a pole gives them their oracles!</text:span></text:p>
        <text:p text:style-name="P33"><text:span text:style-name="CharStyle14">For a harlot-spirit has led them astray,</text:span></text:p>
        <text:p text:style-name="P33"><text:span text:style-name="CharStyle14">they have left their God for a faithless way;</text:span></text:p>
        <text:p text:style-name="P33"><text:span text:style-name="CharStyle14">they sacrifice on mountain 13 heights,</text:span></text:p>
        <text:p text:style-name="P11"><text:span text:style-name="CharStyle14">and offer incense on the hills, below the oak, the terebinth, the poplar—</text:span></text:p>
        <text:p text:style-name="P33"><text:span text:style-name="CharStyle14">so pleasant is their shade.</text:span></text:p>
        <text:p text:style-name="P33"><text:span text:style-name="CharStyle14">Thus your daughters play the harlot,</text:span></text:p>
        <text:p text:style-name="P33"><text:span text:style-name="CharStyle14">matrons commit adultery.</text:span></text:p>
        <text:p text:style-name="P11"><text:span text:style-name="CharStyle14">But I will not punish your 14 daughters for harlotry, nor your matrons for adultery, when the men themselves go off with harlots,</text:span></text:p>
        <text:p text:style-name="P33"><text:span text:style-name="CharStyle14">and sacrifice with temple-prosti­tutes.</text:span></text:p>
        <text:p text:style-name="P33"><text:span text:style-name="CharStyle14">This brings a senseless people to their ruin—</text:span></text:p>
        <text:p text:style-name="P38"><text:span text:style-name="CharStyle14">liquor and lust deprive them of n their wits.</text:span></text:p>
        <text:p text:style-name="P33"><text:span text:style-name="CharStyle14">Though you play the harlot, 15 Israel,</text:span></text:p>
        <text:p text:style-name="P94"><text:span text:style-name="CharStyle14">let not Judah be guilty; never go to Gilgal, never climb up to Beth-Aven, never swear at Beersheba “By the life of the Eternal.”</text:span></text:p>
        <text:list xml:id="list2382382091144681979" text:style-name="L11">
          <text:list-item>
            <text:p text:style-name="P157"><text:span text:style-name="CharStyle14"><text:tab/>Israel indeed is stubborn as a restive heifer;</text:span></text:p>
          </text:list-item>
        </text:list>
        <text:p text:style-name="P49"><text:span text:style-name="CharStyle14">how can the Eternal feed them now,</text:span></text:p>
        <text:p text:style-name="P72"><text:span text:style-name="CharStyle14">like lambs in a broad pasture?</text:span></text:p>
        <text:list xml:id="list185151615673911" text:continue-numbering="true" text:style-name="L11">
          <text:list-item>
            <text:p text:style-name="P108"><text:span text:style-name="CharStyle14"><text:tab/>The Ephraimites are wedded to</text:span></text:p>
          </text:list-item>
        </text:list>
        <text:p text:style-name="P74"><text:span text:style-name="CharStyle14">idolatry;</text:span></text:p>
        <text:p text:style-name="P72"><text:span text:style-name="CharStyle14">let them alone!—</text:span></text:p>
        <text:list xml:id="list185152032371247" text:continue-numbering="true" text:style-name="L11">
          <text:list-item>
            <text:p text:style-name="P108"><text:span text:style-name="CharStyle14"><text:tab/>a drunken band, a lustful com­</text:span></text:p>
          </text:list-item>
        </text:list>
        <text:p text:style-name="P74"><text:span text:style-name="CharStyle14">pany,</text:span></text:p>
        <text:p text:style-name="P49"><text:span text:style-name="CharStyle14">in love with shameful worship, not with my glory.</text:span></text:p>
        <text:list xml:id="list185151780746012" text:continue-numbering="true" text:style-name="L11">
          <text:list-item>
            <text:p text:style-name="P108"><text:span text:style-name="CharStyle14"><text:tab/>When the whirlwind sweeps</text:span></text:p>
          </text:list-item>
        </text:list>
        <text:p text:style-name="P74"><text:span text:style-name="CharStyle14">them off,</text:span></text:p>
        <text:p text:style-name="P50"><text:span text:style-name="CharStyle14">they shall feel shame for their </text:span><text:soft-page-break/><text:span text:style-name="CharStyle14">altars.</text:span></text:p>
        <text:p text:style-name="P96"><text:span text:style-name="CharStyle14">Hear this, O priests, attend, O royal house; the sentence is for you.</text:span></text:p>
        <text:p text:style-name="P49"><text:span text:style-name="CharStyle14">At Mizpah you have been a snare,</text:span></text:p>
        <text:p text:style-name="P72"><text:span text:style-name="CharStyle14">on Tabor a net spread out,</text:span></text:p>
        <text:list xml:id="list2056632315043213905" text:style-name="L12">
          <text:list-item>
            <text:p text:style-name="P109"><text:span text:style-name="CharStyle14"><text:tab/>at Shittim'a deep pit dug;</text:span></text:p>
          </text:list-item>
        </text:list>
        <text:p text:style-name="P73"><text:span text:style-name="CharStyle14">but I will catch you hunters all.</text:span></text:p>
        <text:list xml:id="list185152577440425" text:continue-numbering="true" text:style-name="L12">
          <text:list-item>
            <text:p text:style-name="P109"><text:span text:style-name="CharStyle14"><text:tab/>Well do I know Ephraim,</text:span></text:p>
          </text:list-item>
        </text:list>
        <text:p text:style-name="P72"><text:span text:style-name="CharStyle14">Israel is no secret to me (you play the harlot, Ephraim, Israel stains herself).</text:span></text:p>
        <text:list xml:id="list185153418389071" text:continue-numbering="true" text:style-name="L12">
          <text:list-item>
            <text:p text:style-name="P109"><text:span text:style-name="CharStyle14"><text:tab/>Their doings will not suffer</text:span></text:p>
          </text:list-item>
        </text:list>
        <text:p text:style-name="P74"><text:span text:style-name="CharStyle14">them</text:span></text:p>
        <text:p text:style-name="P72"><text:span text:style-name="CharStyle14">to come back to their God; for a harlot-spirit possesses them, and the Eternal they do not understand.</text:span></text:p>
        <text:list xml:id="list185151917627149" text:continue-numbering="true" text:style-name="L12">
          <text:list-item>
            <text:p text:style-name="P109"><text:span text:style-name="CharStyle14"><text:tab/>But Israel’s pride shall confront</text:span></text:p>
          </text:list-item>
        </text:list>
        <text:p text:style-name="P74"><text:span text:style-name="CharStyle14">them,</text:span></text:p>
        <text:p text:style-name="P49"><text:span text:style-name="CharStyle14">Ephraim’s guilt shall undo them,</text:span></text:p>
        <text:p text:style-name="P72"><text:span text:style-name="CharStyle14">and with them Judah too.</text:span></text:p>
        <text:list xml:id="list185153321711283" text:continue-numbering="true" text:style-name="L12">
          <text:list-item>
            <text:p text:style-name="P109"><text:span text:style-name="CharStyle14"><text:tab/>With flocks and cattle they shall</text:span></text:p>
          </text:list-item>
        </text:list>
        <text:p text:style-name="P75"><text:span text:style-name="CharStyle14">go</text:span></text:p>
        <text:p text:style-name="P71"><text:span text:style-name="CharStyle14">in search of the Eternal, but they shall never find him; from them he has withdrawn.</text:span></text:p>
        <text:list xml:id="list185152784847253" text:continue-numbering="true" text:style-name="L12">
          <text:list-item>
            <text:p text:style-name="P111"><text:span text:style-name="CharStyle14"><text:tab/>They have been faithless to the</text:span></text:p>
          </text:list-item>
        </text:list>
        <text:p text:style-name="P75"><text:span text:style-name="CharStyle14">Eternal,</text:span></text:p>
        <text:p text:style-name="P71"><text:span text:style-name="CharStyle14">bearing bastard children; so shall a conqueror destroy them and their acres.</text:span></text:p>
        <text:p text:style-name="P17"><text:span text:style-name="CharStyle14">Blow the bugle in Gibeah,<text:tab/>S</text:span></text:p>
        <text:p text:style-name="P11"><text:span text:style-name="CharStyle14">blow the clarion in Ramah, sound the alarum at Bethel, to startle Benjamin.</text:span></text:p>
        <text:p text:style-name="P17"><text:span text:style-name="CharStyle14">Ephraim shall be laid bare<text:tab/>9</text:span></text:p>
        <text:p text:style-name="P11"><text:span text:style-name="CharStyle14">upon the day of punishment (true is the doom that I declare upon the clans of Israel).</text:span></text:p>
        <text:p text:style-name="P11"><text:span text:style-name="CharStyle14">Judah’s leaders are no better 10 than a man who shifts a land­mark;</text:span></text:p>
        <text:p text:style-name="P12"><text:span text:style-name="CharStyle14">so I vent my wrath upon them. Ephraim is an oppressor,<text:tab/>11</text:span></text:p>
        <text:p text:style-name="P11"><text:span text:style-name="CharStyle14">trampling justice down— he would go after idols vain; so I eat Ephraim away like </text:span><text:span text:style-name="CharStyle20">12 </text:span><text:span text:style-name="CharStyle14">moths,</text:span></text:p>
        <text:p text:style-name="P40"><text:span text:style-name="CharStyle14">eat away Judah’s house like worms.</text:span></text:p>
        <text:p text:style-name="P39"><text:span text:style-name="CharStyle14">When Ephraim noticed his de- 13 cay,</text:span></text:p>
        <text:p text:style-name="P10"><text:span text:style-name="CharStyle14">and Judah his disease,</text:span></text:p>
        <text:p text:style-name="P10"><text:span text:style-name="CharStyle14">Ephraim turned to Assyria,</text:span></text:p>
        <text:p text:style-name="P10"><text:span text:style-name="CharStyle14">Judah to the great Monarch.</text:span></text:p>
        <text:p text:style-name="P10"><text:span text:style-name="CharStyle14">But he cannot heal you,</text:span></text:p>
        <text:p text:style-name="P10"><text:span text:style-name="CharStyle14">your disease he cannot cure;</text:span></text:p>
        <text:p text:style-name="P10"><text:span text:style-name="CharStyle14">for I am like a lion to Ephraim, 14</text:span></text:p>
        <text:p text:style-name="P10"><text:span text:style-name="CharStyle14">like a young lion to Judah,</text:span></text:p>
        <text:p text:style-name="P10"><text:span text:style-name="CharStyle14">I tear, I go my way,</text:span></text:p>
        <text:p text:style-name="P10"><text:span text:style-name="CharStyle14">and none can rescue my prey.</text:span></text:p>
        <text:p text:style-name="P11"><text:span text:style-name="CharStyle14">I withdraw to my own place, 1</text:span><text:span text:style-name="CharStyle15">5 </text:span><text:span text:style-name="CharStyle14">till they feel their iniquity and seek my face, searching for me in their dis­tress,</text:span></text:p>
        <text:p text:style-name="P10"><text:span text:style-name="CharStyle14">crying, “Let us return to the </text:span><text:span text:style-name="CharStyle20">f.</text:span></text:p>
        <text:p text:style-name="P91"><text:span text:style-name="CharStyle14">Eternal,<text:tab/>^</text:span></text:p>
        <text:p text:style-name="P39"><text:span text:style-name="CharStyle14">for he has torn us, he will heal us,</text:span></text:p>
        <text:p text:style-name="P39"><text:span text:style-name="CharStyle14">he has wounded, he will bind us up:</text:span></text:p>
        <text:p text:style-name="P39"><text:span text:style-name="CharStyle14">in a day or two he will revive 2 us,</text:span></text:p>
        <text:p text:style-name="P39"><text:span text:style-name="CharStyle14">and on the third day he will raise us</text:span></text:p>
        <text:p text:style-name="P10"><text:span text:style-name="CharStyle14">to live under his care.</text:span></text:p>
        <text:p text:style-name="P11"><text:span text:style-name="CharStyle14">Let us know the Eternal, let us 3 make haste to know him, for he will come to us, sure as the dawn,</text:span></text:p>
      </text:section>
      <text:section text:style-name="Sect4" text:name="Section4">
        <text:p text:style-name="P158"><text:span text:style-name="CharStyle14">come to us like winter-rain, like spring-rain watering the land.”</text:span></text:p>
        <text:list xml:id="list7611466155137457852" text:style-name="L13">
          <text:list-item>
            <text:p text:style-name="P113"><text:span text:style-name="CharStyle14"><text:tab/>But, Ephraim, what can I do</text:span></text:p>
          </text:list-item>
        </text:list>
        <text:p text:style-name="P74"><text:span text:style-name="CharStyle14">with you?</text:span></text:p>
        <text:p text:style-name="P46"><text:span text:style-name="CharStyle14">Judah, what can I do with you? This love of yours is like a morning cloud,</text:span></text:p>
        <text:p text:style-name="P64"><text:span text:style-name="CharStyle14">like dew that soon will disap­pear.</text:span></text:p>
        <text:list xml:id="list185153159332570" text:continue-numbering="true" text:style-name="L13">
          <text:list-item>
            <text:p text:style-name="P146"><text:span text:style-name="CharStyle14"><text:tab/>So I instruct them by my words, this precept shines out plain:</text:span></text:p>
          </text:list-item>
          <text:list-item>
            <text:p text:style-name="P131"><text:span text:style-name="CharStyle14"><text:tab/>love I desire, not sacrifice, knowledge of God, not any offer­ings.</text:span></text:p>
          </text:list-item>
          <text:list-item>
            <text:p text:style-name="P113"><text:span text:style-name="CharStyle14"><text:tab/>Yet at Adam-town they broke</text:span></text:p>
          </text:list-item>
        </text:list>
        <text:p text:style-name="P74"><text:span text:style-name="CharStyle14">their bond,</text:span></text:p>
        <text:p text:style-name="P46"><text:span text:style-name="CharStyle14">and there they played me false.</text:span></text:p>
        <text:list xml:id="list185151912222525" text:continue-numbering="true" text:style-name="L13">
          <text:list-item>
            <text:p text:style-name="P146"><text:span text:style-name="CharStyle14"><text:tab/>Gilead is a gang of villains, a town of bloody footprints,</text:span></text:p>
          </text:list-item>
          <text:list-item>
            <text:p text:style-name="P146"><text:span text:style-name="CharStyle14"><text:tab/>with bandits in full force; and on the road to Shechem a party of priests murder, practise crime!</text:span></text:p>
          </text:list-item>
          <text:list-item>
            <text:p text:style-name="P115"><text:span text:style-name="CharStyle14"><text:tab/>At Bethel I have seen a horrid</text:span></text:p>
          </text:list-item>
        </text:list>
        <text:p text:style-name="P74"><text:span text:style-name="CharStyle14">sight,</text:span></text:p>
        <text:p text:style-name="P46"><text:span text:style-name="CharStyle14">Ephraim playing the harlot, Israel staining herself;</text:span></text:p>
        <text:list xml:id="list185152694352073" text:continue-numbering="true" text:style-name="L13">
          <text:list-item>
            <text:p text:style-name="P115"><text:span text:style-name="CharStyle14"><text:tab/>and Judah too conspires against</text:span></text:p>
          </text:list-item>
        </text:list>
        <text:p text:style-name="P76"><text:span text:style-name="CharStyle14">me.</text:span></text:p>
        <text:p text:style-name="P64"><text:span text:style-name="CharStyle14">When I would turn the fortunes of my people,</text:span></text:p>
        <text:p text:style-name="Body_20_text_20__28_3_29__20__2b__20_DropCap3">7<text:span text:style-name="CharStyle12"> when I vrould fain heal Israel, then Ephraim’s guilt is clear, Samaria’s crimes appear.</text:span></text:p>
        <text:p text:style-name="P46"><text:span text:style-name="CharStyle14">Thieves break into houses, bandits roam abroad.</text:span></text:p>
        <text:p text:style-name="P54"><text:span text:style-name="CharStyle14">2 No one of them ever reflects that I will punish all their crime, that their besetting sins</text:span></text:p>
        <text:p text:style-name="P46"><text:span text:style-name="CharStyle14">are ever in my sight.</text:span></text:p>
        <text:p text:style-name="P56"><text:span text:style-name="CharStyle23">* * *</text:span></text:p>
        <text:list xml:id="list1217378298025637951" text:style-name="L14">
          <text:list-item>
            <text:p text:style-name="P147"><text:span text:style-name="CharStyle15"><text:tab/></text:span><text:span text:style-name="CharStyle14">In malice they amuse their king, in treachery their princes,</text:span></text:p>
          </text:list-item>
          <text:list-item>
            <text:p text:style-name="P160"><text:span text:style-name="CharStyle14"><text:tab/>while anger breathes in all of them,</text:span></text:p>
          </text:list-item>
        </text:list>
        <text:p text:style-name="P46"><text:span text:style-name="CharStyle14">hot as an oven aglow, that the baker ceases stirring</text:span></text:p>
        <text:p text:style-name="P33"><text:span text:style-name="CharStyle14">till leavened is the kneaded dough.</text:span></text:p>
        <text:p text:style-name="P11"><text:span text:style-name="CharStyle14">On the birthday of “our king,” </text:span><text:span text:style-name="CharStyle15">5 </text:span><text:span text:style-name="CharStyle14">the princes heat themselves with wine,</text:span></text:p>
        <text:p text:style-name="P33"><text:span text:style-name="CharStyle14">revelling with loose fellows, traitorous men,</text:span></text:p>
        <text:p text:style-name="P14"><text:span text:style-name="CharStyle14">their secret hearts all hot<text:tab/></text:span><text:span text:style-name="CharStyle15">6</text:span></text:p>
        <text:p text:style-name="P10"><text:span text:style-name="CharStyle14">like ovens with their plot;</text:span></text:p>
        <text:p text:style-name="P10"><text:span text:style-name="CharStyle14">all night the intrigue will sleep,</text:span></text:p>
        <text:p text:style-name="P10"><text:span text:style-name="CharStyle14">but in the morning out it blazes,</text:span></text:p>
        <text:p text:style-name="P10"><text:span text:style-name="CharStyle14">glowing like an oven;</text:span></text:p>
        <text:p text:style-name="P14"><text:span text:style-name="CharStyle14">they consume their rulers,<text:tab/></text:span><text:span text:style-name="CharStyle15">7</text:span></text:p>
        <text:p text:style-name="P10"><text:span text:style-name="CharStyle14">all their kings collapse—</text:span></text:p>
        <text:p text:style-name="P10"><text:span text:style-name="CharStyle14">not one calls to me.</text:span></text:p>
        <text:p text:style-name="P88"><text:span text:style-name="CharStyle25">* * *</text:span></text:p>
        <text:p text:style-name="P14"><text:span text:style-name="CharStyle14">Ephraim allows himself<text:tab/></text:span><text:span text:style-name="CharStyle15">8</text:span></text:p>
        <text:p text:style-name="P11"><text:span text:style-name="CharStyle14">to be mixed up with foreigners; Ephraim has become a cake unturned as it was baked. Foreigners eat away his </text:span><text:span text:style-name="CharStyle15">9 </text:span><text:span text:style-name="CharStyle14">strength, unknown to him; grey hairs are on him here and there,</text:span></text:p>
        <text:p text:style-name="P10"><text:span text:style-name="CharStyle14">unknown to him.</text:span></text:p>
        <text:p text:style-name="P78"><text:span text:style-name="CharStyle14">[[Israel’s pride shall confront io and convict them; yet they will not come back to the Eternal their God, nor seek him, in spite of it all.]]</text:span></text:p>
        <text:p text:style-name="P33"><text:span text:style-name="CharStyle14">Ephraim is like a silly, senseless </text:span><text:span text:style-name="CharStyle15">11 </text:span><text:span text:style-name="CharStyle14">dove,</text:span></text:p>
        <text:p text:style-name="P33"><text:span text:style-name="CharStyle14">crying to Egypt, flying to As­syria;</text:span></text:p>
        <text:p text:style-name="P33"><text:span text:style-name="CharStyle14">but as they fly, I fling my net on 12 them,</text:span></text:p>
        <text:p text:style-name="P11"><text:span text:style-name="CharStyle14">and bring them down like a bird, punishing them for their mis­deeds.</text:span></text:p>
        <text:p text:style-name="P33"><text:span text:style-name="CharStyle14">Woe betide them for forsaking 13 me!</text:span></text:p>
        <text:p text:style-name="P25"><text:span text:style-name="CharStyle14">Death to them for deserting me!</text:span></text:p>
        <text:p text:style-name="P33"><text:span text:style-name="CharStyle14">Though it was I who redeemed them,</text:span></text:p>
        <text:p text:style-name="P11"><text:span text:style-name="CharStyle14">they have lied to me; they never put their heart into 14 their prayers,</text:span></text:p>
        <text:p text:style-name="P11"><text:span text:style-name="CharStyle14">but howl away for corn and wine beside their altars;</text:span></text:p>
        <text:p text:style-name="P161"><text:span text:style-name="CharStyle14">these wilful rebels of mine</text:span></text:p>
        <text:list xml:id="list8437179849159185149" text:style-name="L15">
          <text:list-item>
            <text:p text:style-name="P116"><text:span text:style-name="CharStyle14"><text:tab/>(though it was I who made them</text:span></text:p>
          </text:list-item>
        </text:list>
        <text:p text:style-name="P79"><text:span text:style-name="CharStyle14">strong)</text:span></text:p>
        <text:p text:style-name="P60"><text:span text:style-name="CharStyle14">plan evil, contrary to me;</text:span></text:p>
        <text:list xml:id="list185153385779529" text:continue-numbering="true" text:style-name="L15">
          <text:list-item>
            <text:p text:style-name="P116"><text:span text:style-name="CharStyle14"><text:tab/>they turn to Baal.</text:span></text:p>
          </text:list-item>
        </text:list>
        <text:p text:style-name="P60"><text:span text:style-name="CharStyle14">They are like a bow that swerves.</text:span></text:p>
        <text:p text:style-name="P60"><text:span text:style-name="CharStyle14">So, for the insolence of their talk</text:span></text:p>
        <text:p text:style-name="P53"><text:span text:style-name="CharStyle14">[[their bravado about Egypt]], their leaders perish by the sword.</text:span></text:p>
        <text:p text:style-name="Body_20_text_20__28_3_29__20__2b__20_DropCap1">8<text:span text:style-name="CharStyle12"><text:tab/>Set the trumpet to your lips! An eagle swoops upon the house of the Eternal; for my compact they have broken,</text:span></text:p>
        <text:p text:style-name="P60"><text:span text:style-name="CharStyle14">and rebelled against my law,</text:span></text:p>
        <text:p text:style-name="P16"><text:span text:style-name="CharStyle14">2 although they cry to me,</text:span></text:p>
        <text:p text:style-name="P82"><text:span text:style-name="CharStyle14">“God of Israel, we know thee.” </text:span><text:span text:style-name="CharStyle15">3</text:span><text:span text:style-name="CharStyle14"> Israel discards the good: so let the foe pursue them!</text:span></text:p>
        <text:list xml:id="list8943918979060827749" text:style-name="L16">
          <text:list-item>
            <text:p text:style-name="P117"><text:span text:style-name="CharStyle14"><text:tab/>Of silver and gold they made them idols— only to be wasted!</text:span></text:p>
          </text:list-item>
          <text:list-item>
            <text:p text:style-name="P105"><text:span text:style-name="CharStyle14"><text:tab/>Your Calf, Samaria, I detest it, my wrath blazes at it 6 [[How long w</text:span><text:span text:style-name="CharStyle14"><text:span text:style-name="T1">r</text:span></text:span><text:span text:style-name="CharStyle14">ill it be before Israel</text:span></text:p>
          </text:list-item>
        </text:list>
        <text:p text:style-name="P52"><text:span text:style-name="CharStyle14">returns to purity of life?]]; a craftsman made it, it is not God—</text:span></text:p>
        <text:p text:style-name="P63"><text:span text:style-name="CharStyle14">no, Samaria’s Calf shall be smashed.</text:span></text:p>
        <text:p text:style-name="P44"><text:span text:style-name="CharStyle14">7 They sow the wind and reap the storm.</text:span></text:p>
        <text:p text:style-name="P62"><text:span text:style-name="CharStyle14">No stalk on their shoot, it bears no fruit;</text:span></text:p>
        <text:p text:style-name="P61"><text:span text:style-name="CharStyle14">if fruit it bore, a foreigner would devour it.</text:span></text:p>
        <text:list xml:id="list185121945825111" text:style-name="L10">
          <text:list-item>
            <text:p text:style-name="P132"><text:span text:style-name="CharStyle14"><text:tab/>[[And Israel is devoured.]]</text:span></text:p>
          </text:list-item>
        </text:list>
        <text:p text:style-name="P41"><text:span text:style-name="CharStyle14">4 They set up kings, but not with my consent;</text:span></text:p>
        <text:p text:style-name="P60"><text:span text:style-name="CharStyle14">they set up chiefs, but not with my approval;</text:span></text:p>
        <text:list xml:id="list185121641417980" text:style-name="L6">
          <text:list-item>
            <text:p text:style-name="P162"><text:span text:style-name="CharStyle14"><text:tab/>and now they count for nothing among the nations.</text:span></text:p>
          </text:list-item>
        </text:list>
        <text:p text:style-name="P33"><text:span text:style-name="CharStyle14">They have gone off to Assyria </text:span><text:span text:style-name="CharStyle15">9 </text:span><text:span text:style-name="CharStyle14">wilfully,</text:span></text:p>
        <text:p text:style-name="P11"><text:span text:style-name="CharStyle14">like a wild ass by himself; they have offered love-gifts to Egypt.</text:span></text:p>
        <text:p text:style-name="P33"><text:span text:style-name="CharStyle14">If thus they spend themselves 10 among the nations,</text:span></text:p>
        <text:p text:style-name="P95"><text:span text:style-name="CharStyle14">I must be scattering them, to make them cease awhile from electing kings and chiefs.</text:span></text:p>
        <text:p text:style-name="P35"><text:span text:style-name="CharStyle14">Many an altar has Ephraim 11 raised,</text:span></text:p>
        <text:p text:style-name="P33"><text:span text:style-name="CharStyle14">altars that only serve for sin.</text:span></text:p>
        <text:p text:style-name="P11"><text:span text:style-name="CharStyle14">Were I to write for him my laws, 12 he would but think them for­eigners’ saws.</text:span></text:p>
        <text:p text:style-name="P13"><text:span text:style-name="CharStyle14">They sacrifice indeed,<text:tab/>13</text:span></text:p>
        <text:p text:style-name="P10"><text:span text:style-name="CharStyle14">sacrifice flesh—and eat it!</text:span></text:p>
        <text:p text:style-name="P33"><text:span text:style-name="CharStyle14">The Eternal has no delight in that!</text:span></text:p>
        <text:p text:style-name="P33"><text:span text:style-name="CharStyle14">I must remember their guilt now,</text:span></text:p>
        <text:p text:style-name="P11"><text:span text:style-name="CharStyle14">and punish their iniquity [[Back to Egypt they must go.</text:span></text:p>
        <text:p text:style-name="P13"><text:span text:style-name="CharStyle14">For Israel forgot his Maker<text:tab/>14</text:span></text:p>
        <text:p text:style-name="P10"><text:span text:style-name="CharStyle14">and built temples,</text:span></text:p>
        <text:p text:style-name="P11"><text:span text:style-name="CharStyle14">Judah made many a citadel: but I fling fires of war on cita­dels,</text:span></text:p>
        <text:p text:style-name="P25"><text:span text:style-name="CharStyle14">and burn up temples]].</text:span></text:p>
        <text:p text:style-name="P19"><text:span text:style-name="CharStyle14">No exultations, Israel,<text:tab/>Q</text:span></text:p>
        <text:p text:style-name="P19"><text:span text:style-name="CharStyle14">no pagan shouts for you!<text:tab/></text:span><text:span text:style-name="CharStyle27">J</text:span></text:p>
        <text:p text:style-name="P33"><text:span text:style-name="CharStyle14">You have been faithless to your God;</text:span></text:p>
        <text:p text:style-name="P11"><text:span text:style-name="CharStyle14">you have loved a harlot’s hire at every threshing-floor.</text:span></text:p>
        <text:p text:style-name="P33"><text:span text:style-name="CharStyle14">But threshing-floor and wine- 2 vat fail you,</text:span></text:p>
        <text:p text:style-name="P33"><text:span text:style-name="CharStyle14">and the new wine shall disap­point you.</text:span></text:p>
        <text:p text:style-name="P33"><text:span text:style-name="CharStyle14">Back to Egypt Ephraim goes </text:span><text:span text:style-name="CharStyle15">3 </text:span><text:span text:style-name="CharStyle14">again,</text:span></text:p>
        <text:p text:style-name="P33"><text:span text:style-name="CharStyle14">and in Assyria they eat food un­clean</text:span></text:p>
        <text:p text:style-name="P33"><text:span text:style-name="CharStyle14">(for in the Eternal’s land they shall not stay).</text:span></text:p>
        <text:p text:style-name="P33"><text:span text:style-name="CharStyle14">No libations to the Eternal 4 then!</text:span></text:p>
        <text:p text:style-name="P27"><text:span text:style-name="CharStyle14">No sacrificing victims for him then!</text:span></text:p>
        <text:p text:style-name="P27"><text:span text:style-name="CharStyle14">Their food shall be like mourn­ers’ food,</text:span></text:p>
        <text:p text:style-name="P46"><text:span text:style-name="CharStyle14">defiling all who eat it; their food shall only be for their own table,</text:span></text:p>
        <text:p text:style-name="P27"><text:span text:style-name="CharStyle14">none can be offered in the Eter­nal’s house.</text:span></text:p>
        <text:list xml:id="list185122191473112" text:style-name="L14">
          <text:list-item>
            <text:p text:style-name="P118"><text:span text:style-name="CharStyle14"><text:tab/>What will you do on a festival</text:span></text:p>
          </text:list-item>
        </text:list>
        <text:p text:style-name="P79"><text:span text:style-name="CharStyle14">day,</text:span></text:p>
        <text:p text:style-name="P46"><text:span text:style-name="CharStyle14">on a day of the Eternal’s feast?</text:span></text:p>
        <text:list xml:id="list185152855131668" text:continue-numbering="true" text:style-name="L14">
          <text:list-item>
            <text:p text:style-name="P119"><text:span text:style-name="CharStyle14"><text:tab/>You will have gone to As­</text:span></text:p>
          </text:list-item>
        </text:list>
        <text:p text:style-name="P79"><text:span text:style-name="CharStyle14">syria, _</text:span></text:p>
        <text:p text:style-name="P46"><text:span text:style-name="CharStyle14">gathered in Egypt, mustered at Memphis— nettles covering the rare silver idols,</text:span></text:p>
        <text:p text:style-name="P46"><text:span text:style-name="CharStyle14">thorns springing in your shrines.</text:span></text:p>
        <text:list xml:id="list185152551351322" text:continue-numbering="true" text:style-name="L14">
          <text:list-item>
            <text:p text:style-name="P119"><text:span text:style-name="CharStyle14"><text:tab/>Your days of punishment have</text:span></text:p>
          </text:list-item>
        </text:list>
        <text:p text:style-name="P79"><text:span text:style-name="CharStyle14">come,</text:span></text:p>
        <text:p text:style-name="P48"><text:span text:style-name="CharStyle14">the days of requital.</text:span></text:p>
        <text:p text:style-name="P46"><text:soft-page-break/><text:span text:style-name="CharStyle14">Israel clamours,</text:span></text:p>
        <text:p text:style-name="P46"><text:span text:style-name="CharStyle14">“A prophet is a crazy fool, a man inspired is a man in­sane!”—</text:span></text:p>
        <text:p text:style-name="P27"><text:span text:style-name="CharStyle14">such is the pitch of your iniquity,</text:span></text:p>
        <text:p text:style-name="P46"><text:span text:style-name="CharStyle14">the pitch of your hostility.</text:span></text:p>
        <text:list xml:id="list185153319549794" text:continue-numbering="true" text:style-name="L14">
          <text:list-item>
            <text:p text:style-name="P120"><text:span text:style-name="CharStyle14"><text:tab/>The prophet is God’s watch­</text:span></text:p>
          </text:list-item>
        </text:list>
        <text:p text:style-name="P79"><text:span text:style-name="CharStyle14">man,</text:span></text:p>
        <text:p text:style-name="P46"><text:span text:style-name="CharStyle14">placed over Ephraim, and yet his paths are snared; within the temple of his God men are hostile to him!—</text:span></text:p>
        <text:list xml:id="list185152892206483" text:continue-numbering="true" text:style-name="L14">
          <text:list-item>
            <text:p text:style-name="P148"><text:span text:style-name="CharStyle14"><text:tab/>a depth of depravity as deep as in the days of Gibeah.</text:span></text:p>
          </text:list-item>
        </text:list>
        <text:p text:style-name="P46"><text:span text:style-name="CharStyle14">God will remember their guilt</text:span></text:p>
        <text:p text:style-name="P46"><text:span text:style-name="CharStyle14">and punish their sin.</text:span></text:p>
        <text:p text:style-name="P58"><text:span text:style-name="CharStyle29">* * *</text:span></text:p>
        <text:p text:style-name="P43"><text:span text:style-name="CharStyle14">io<text:tab/>Like grapes in the wold I came on Israel;</text:span></text:p>
        <text:p text:style-name="P27"><text:span text:style-name="CharStyle14">like first-ripe figs, I viewed your fathers gladly.</text:span></text:p>
        <text:p text:style-name="P27"><text:span text:style-name="CharStyle14">But when they came to Baal- peor,</text:span></text:p>
        <text:p text:style-name="P46"><text:span text:style-name="CharStyle14">they devoted themselves to Baal the Infamous, became as loathsome as the thing they loved.</text:span></text:p>
        <text:p text:style-name="P33"><text:span text:style-name="CharStyle14">Ephraim’s glory, ’tis gone like a it bird—</text:span></text:p>
        <text:p text:style-name="P33"><text:span text:style-name="CharStyle14">no births, no mothers, no con­ception, any more!</text:span></text:p>
        <text:p text:style-name="P33"><text:span text:style-name="CharStyle14">Even though they beget chil­dren,</text:span></text:p>
        <text:p text:style-name="P33"><text:span text:style-name="CharStyle14">I will slay the darlings of their womb;</text:span></text:p>
        <text:p text:style-name="P33"><text:span text:style-name="CharStyle14">even although they bring up 12</text:span></text:p>
        <text:p text:style-name="P51"><text:span text:style-name="CharStyle14">sons,</text:span></text:p>
        <text:p text:style-name="P11"><text:span text:style-name="CharStyle14">I will bereave them, to a man. Ephraim’s sons are doomed to 13 be a prey;</text:span></text:p>
        <text:p text:style-name="P33"><text:span text:style-name="CharStyle14">Ephraim has to lead his sons to die.</text:span></text:p>
        <text:p text:style-name="P15"><text:span text:style-name="CharStyle14">Give them, O Eternal—what?<text:tab/>14</text:span></text:p>
        <text:p text:style-name="P11"><text:span text:style-name="CharStyle14">wombs that miscarry, withered breasts!</text:span></text:p>
        <text:p text:style-name="P15"><text:span text:style-name="CharStyle14">Their guilt lies all at Gilgal;<text:tab/>15</text:span></text:p>
        <text:p text:style-name="P10"><text:span text:style-name="CharStyle14">so there I learned to hate them!</text:span></text:p>
        <text:p text:style-name="P10"><text:span text:style-name="CharStyle14">For their evil practices,</text:span></text:p>
        <text:p text:style-name="P11"><text:span text:style-name="CharStyle14">I drive them from my house; no longer will I love them— their rulers are all rebels.</text:span></text:p>
        <text:p text:style-name="P33"><text:span text:style-name="CharStyle14">Woe betide them when I look 12 away from them!</text:span></text:p>
        <text:p text:style-name="P15"><text:span text:style-name="CharStyle14">Ephraim is blighted,<text:tab/>16</text:span></text:p>
        <text:p text:style-name="P10"><text:span text:style-name="CharStyle14">withered at the root;</text:span></text:p>
        <text:p text:style-name="P33"><text:span text:style-name="CharStyle14">Ephraim the Fruitful bears no fruit.</text:span></text:p>
        <text:p text:style-name="P11"><text:span text:style-name="CharStyle14">Their God shall cast them off, 17 for they would not obey him; they shall be vagabonds among</text:span></text:p>
        <text:p text:style-name="P51"><text:span text:style-name="CharStyle14">the nations.</text:span></text:p>
        <text:p text:style-name="P87"><text:span text:style-name="CharStyle31">* * »</text:span></text:p>
        <text:p text:style-name="P11"><text:span text:style-name="CharStyle14">A wanton vine was Israel, </text:span><text:span text:style-name="CharStyle32">"I a </text:span><text:span text:style-name="CharStyle14">and lavishly he bore; Xvf the more liis fruit increased, the more increased his altars; the richer his land grew, the richer did he make his sacred stones!</text:span></text:p>
        <text:p text:style-name="P15"><text:span text:style-name="CharStyle14">Deceitful was their heart;<text:tab/></text:span><text:span text:style-name="CharStyle20">2</text:span></text:p>
        <text:p text:style-name="P10"><text:span text:style-name="CharStyle14">now they must suffer for it.</text:span></text:p>
        <text:p text:style-name="P33"><text:span text:style-name="CharStyle14">Their altars shall be broken down,</text:span></text:p>
        <text:p text:style-name="P10"><text:span text:style-name="CharStyle14">their sacred stones destroyed.</text:span></text:p>
        <text:p text:style-name="P15"><text:span text:style-name="CharStyle14">They may say, at this day,<text:tab/></text:span><text:span text:style-name="CharStyle15">3</text:span></text:p>
        <text:p text:style-name="P10"><text:span text:style-name="CharStyle14">“But have we not a king?”</text:span></text:p>
        <text:p text:style-name="P33"><text:span text:style-name="CharStyle14">Ah, if men have no reverence for the Eternal,</text:span></text:p>
      </text:section>
      <text:section text:style-name="Sect4" text:name="Section5">
        <text:p text:style-name="P159"><text:span text:style-name="CharStyle14">what is the good of a king?</text:span></text:p>
        <text:list xml:id="list3701090996619686114" text:style-name="L17">
          <text:list-item>
            <text:p text:style-name="P121"><text:span text:style-name="CharStyle14"><text:tab/>Empty words, perjuries, trea­</text:span></text:p>
          </text:list-item>
        </text:list>
        <text:p text:style-name="P77"><text:span text:style-name="CharStyle14">ties,</text:span></text:p>
        <text:p text:style-name="P48"><text:span text:style-name="CharStyle14">what do they yield but punishing judgment, like poisonous weeds in a furrowed field?</text:span></text:p>
        <text:list xml:id="list185153675205203" text:continue-numbering="true" text:style-name="L17">
          <text:list-item>
            <text:p text:style-name="P149"><text:span text:style-name="CharStyle14"><text:tab/>The citizens of Samaria bemoan the Calf of Beth-Aven;</text:span></text:p>
          </text:list-item>
        </text:list>
        <text:p text:style-name="P46"><text:span text:style-name="CharStyle14">for it the worshippers groan, the priestlings tremble for its vanished glory.</text:span></text:p>
        <text:list xml:id="list185152544365523" text:continue-numbering="true" text:style-name="L17">
          <text:list-item>
            <text:p text:style-name="P106"><text:span text:style-name="CharStyle14"><text:tab/>The Calf is carried to Assyria, as tribute to the great Mon­arch—</text:span></text:p>
          </text:list-item>
        </text:list>
        <text:p text:style-name="P48"><text:span text:style-name="CharStyle14">to the disgrace of Ephraim, till Israel is ashamed of his idol.</text:span></text:p>
        <text:list xml:id="list185151826358563" text:continue-numbering="true" text:style-name="L17">
          <text:list-item>
            <text:p text:style-name="P149"><text:span text:style-name="CharStyle14"><text:tab/>Samaria’s king is tom from her, tossed like a chip on the water.</text:span></text:p>
          </text:list-item>
          <text:list-item>
            <text:p text:style-name="P121"><text:span text:style-name="CharStyle14"><text:tab/>The idolatrous heights shall be</text:span></text:p>
          </text:list-item>
        </text:list>
        <text:p text:style-name="P77"><text:span text:style-name="CharStyle14">destroyed (the sin of Israel); thorns and thistles grow upon their altars.</text:span></text:p>
        <text:p text:style-name="P27"><text:span text:style-name="CharStyle14">And men shall cry to the hills, “Cover us!”</text:span></text:p>
        <text:p text:style-name="P29"><text:span text:style-name="CharStyle14">and to the mountains, “Fall on us!”</text:span></text:p>
        <text:list xml:id="list185152416911239" text:continue-numbering="true" text:style-name="L17">
          <text:list-item>
            <text:p text:style-name="P122"><text:span text:style-name="CharStyle14"><text:tab/>Ever since Gibeah, Israel has</text:span></text:p>
          </text:list-item>
        </text:list>
        <text:p text:style-name="P77"><text:span text:style-name="CharStyle14">sinned—</text:span></text:p>
        <text:p text:style-name="P46"><text:span text:style-name="CharStyle14">when the dastards opposed me. And shall not war catch them at Gibeah?</text:span></text:p>
        <text:list xml:id="list185152530119497" text:continue-numbering="true" text:style-name="L17">
          <text:list-item>
            <text:p text:style-name="P123"><text:span text:style-name="CharStyle14"><text:tab/>In my wrath I will chastise</text:span></text:p>
          </text:list-item>
        </text:list>
        <text:p text:style-name="P77"><text:span text:style-name="CharStyle14">them,</text:span></text:p>
        <text:p text:style-name="P28"><text:span text:style-name="CharStyle14">gathering nations to attack them,</text:span></text:p>
        <text:p text:style-name="P30"><text:span text:style-name="CharStyle14">in chastisement for their two­fold offence.</text:span></text:p>
        <text:list xml:id="list185152096679702" text:continue-numbering="true" text:style-name="L17">
          <text:list-item>
            <text:p text:style-name="P150"><text:span text:style-name="CharStyle14"><text:tab/>Ephraim was a heifer tamed, loving to tread the threshing-</text:span></text:p>
          </text:list-item>
        </text:list>
        <text:p text:style-name="P77"><text:span text:style-name="CharStyle14">floor;</text:span></text:p>
        <text:p text:style-name="P27"><text:span text:style-name="CharStyle14">but when I bent her fair neck to the yoke,</text:span></text:p>
        <text:p text:style-name="P46"><text:span text:style-name="CharStyle14">I forced Ephraim into harness, Judah had to drag the plough, Jacob had to harrow.</text:span></text:p>
        <text:p text:style-name="P11"><text:span text:style-name="CharStyle14">Sow justice for yourselves, 12 and reap a harvest of God’s love; break up your fallow ground, by seeking knowledge of the Eternal;</text:span></text:p>
        <text:p text:style-name="P26"><text:span text:style-name="CharStyle14">you must seek the Eternal, till he comes to rain salvation on you.</text:span></text:p>
        <text:p text:style-name="P26"><text:span text:style-name="CharStyle14">You have been ploughing evil, 13 and you reaped disaster; you had to eat the harvest of your lies.</text:span></text:p>
        <text:p text:style-name="P33"><text:span text:style-name="CharStyle14">Because you relied on your 14 chariots,</text:span></text:p>
        <text:p text:style-name="P11"><text:span text:style-name="CharStyle14">on your host of war-horses, in your towns shall tumults</text:span></text:p>
        <text:p text:style-name="P51"><text:span text:style-name="CharStyle14">rise,</text:span></text:p>
        <text:p text:style-name="P11"><text:span text:style-name="CharStyle14">and all your forts be crushed; as Shalman crushed Beth-Arbel, massacring mothers and their babes together,</text:span></text:p>
        <text:p text:style-name="P33"><text:span text:style-name="CharStyle14">so will I deal with you, O house 15 of Israel,</text:span></text:p>
        <text:p text:style-name="P11"><text:span text:style-name="CharStyle14">for your gross wickedness; and in the storm the king of Israel</text:span></text:p>
        <text:p text:style-name="P37"><text:span text:style-name="CharStyle14">shall disappear.</text:span></text:p>
        <text:p text:style-name="P34"><text:span text:style-name="CharStyle14">I loved Israel when he was "| l young,<text:tab/>-*■</text:span></text:p>
        <text:p text:style-name="P33"><text:span text:style-name="CharStyle14">ever since Egypt I called him my son.</text:span></text:p>
        <text:p text:style-name="P11"><text:span text:style-name="CharStyle14">But the more I called to them, 2 the further they went from me, sacrificing to Baals and offering incense to idols.</text:span></text:p>
        <text:p text:style-name="P11"><text:span text:style-name="CharStyle14">Yet I taught Ephraim to walk, 3 holding them in my arms; with human cords I led them, </text:span><text:span text:style-name="CharStyle15">4 </text:span><text:span text:style-name="CharStyle14">I drove with a harness of love, but, heeding not my care for them,</text:span></text:p>
        <text:p text:style-name="P11"><text:span text:style-name="CharStyle14">they broke away from me; so I smote them on the face,</text:span></text:p>
        <text:p text:style-name="P33"><text:span text:style-name="CharStyle14">I turned against them, overbore them.</text:span></text:p>
        <text:p text:style-name="P33"><text:span text:style-name="CharStyle14">They must go back to the land 5 of Egypt,</text:span></text:p>
        <text:p text:style-name="P36"><text:span text:style-name="CharStyle14">or Assyria must be their king;</text:span></text:p>
        <text:list xml:id="list185122133850362" text:style-name="L16">
          <text:list-item>
            <text:p text:style-name="P128"><draw:frame draw:style-name="fr3" draw:name="13" text:anchor-type="paragraph" svg:x="2.0866in" svg:y="5.5571in" svg:width="0.2535in" svg:height="0.0161in" draw:z-index="1"><draw:image xlink:href="Pictures/100000000000002600000019E3490B53.jpg" xlink:type="simple" xlink:show="embed" xlink:actuate="onLoad"/><draw:contour-polygon svg:width="0.2528in" svg:height="0.1665in" svg:viewBox="0 0 642 423" draw:points="0,0 642,0 642,423 0,423" draw:recreate-on-edit="true"/></draw:frame><text:span text:style-name="CharStyle14"><text:tab/>the sword shall ply within their</text:span></text:p>
          </text:list-item>
        </text:list>
        <text:p text:style-name="P79"><text:span text:style-name="CharStyle14">towns</text:span></text:p>
        <text:p text:style-name="P27"><text:span text:style-name="CharStyle14">and lay them low within their fortresses.</text:span></text:p>
        <text:p text:style-name="P55"><text:span text:style-name="CharStyle34">* * *</text:span></text:p>
        <text:list xml:id="list185152645175676" text:continue-numbering="true" text:style-name="L16">
          <text:list-item>
            <text:p text:style-name="P110"><text:span text:style-name="CharStyle14"><text:tab/>Bat my people are now weary of</text:span></text:p>
          </text:list-item>
        </text:list>
        <text:p text:style-name="P79"><text:span text:style-name="CharStyle14">revolting,</text:span></text:p>
        <text:p text:style-name="P27"><text:span text:style-name="CharStyle14">they cry to me . . .</text:span></text:p>
        <text:list xml:id="list185152218515367" text:continue-numbering="true" text:style-name="L16">
          <text:list-item>
            <text:p text:style-name="P110"><text:span text:style-name="CharStyle14"><text:tab/>Ephraim, how can I give you</text:span></text:p>
          </text:list-item>
        </text:list>
        <text:p text:style-name="P79"><text:span text:style-name="CharStyle14">up?</text:span></text:p>
        <text:p text:style-name="P46"><text:span text:style-name="CharStyle14">Israel, how can I let you go? How can I treat you like Ad- mah?</text:span></text:p>
        <text:p text:style-name="P27"><text:span text:style-name="CharStyle14">How can I handle you like Zeboim?</text:span></text:p>
        <text:p text:style-name="P27"><text:span text:style-name="CharStyle14">My heart recoils,</text:span></text:p>
        <text:p text:style-name="P27"><text:span text:style-name="CharStyle14">all my compassion kindles;</text:span></text:p>
        <text:list xml:id="list185152455007405" text:continue-numbering="true" text:style-name="L16">
          <text:list-item>
            <text:p text:style-name="P124"><text:span text:style-name="CharStyle14"><text:tab/>I will not execute my anger</text:span></text:p>
          </text:list-item>
        </text:list>
        <text:p text:style-name="P79"><text:span text:style-name="CharStyle14">fierce,</text:span></text:p>
        <text:p text:style-name="P46"><text:span text:style-name="CharStyle14">to ruin Ephraim again, for I am God, not man,</text:span></text:p>
        <text:p text:style-name="P27"><text:span text:style-name="CharStyle14">I am among you, the Majestic One,</text:span></text:p>
        <text:p text:style-name="P46"><text:span text:style-name="CharStyle14">no mortal man to slay.</text:span></text:p>
        <text:list xml:id="list185153057244125" text:continue-numbering="true" text:style-name="L16">
          <text:list-item>
            <text:p text:style-name="P151"><text:span text:style-name="CharStyle14"><text:tab/>The Eternal will cry like a lion, like a lion he will roar,</text:span></text:p>
          </text:list-item>
        </text:list>
        <text:p text:style-name="P46"><text:span text:style-name="CharStyle14">and, when the Eternal roars,</text:span></text:p>
        <text:list xml:id="list185152085877672" text:continue-numbering="true" text:style-name="L16">
          <text:list-item>
            <text:p text:style-name="P125"><text:span text:style-name="CharStyle14"><text:tab/>sons speed to him from the</text:span></text:p>
          </text:list-item>
        </text:list>
        <text:p text:style-name="P79"><text:span text:style-name="CharStyle14">western shores,</text:span></text:p>
        <text:p text:style-name="P27"><text:span text:style-name="CharStyle14">some flying from Egypt like sparrows,</text:span></text:p>
        <text:p text:style-name="P27"><text:span text:style-name="CharStyle14">some like doves from the land of Assyria;</text:span></text:p>
        <text:p text:style-name="P27"><text:span text:style-name="CharStyle14">yes, I will bring them home again,</text:span></text:p>
        <text:p text:style-name="P46"><text:span text:style-name="CharStyle14">the Eternal promises.</text:span></text:p>
        <text:p text:style-name="P57"><text:span text:style-name="CharStyle36">* * *</text:span></text:p>
        <text:list xml:id="list185152273507587" text:continue-numbering="true" text:style-name="L16">
          <text:list-item>
            <text:p text:style-name="P112"><text:span text:style-name="CharStyle14"><text:tab/>Ephraim throngs round me—</text:span></text:p>
          </text:list-item>
        </text:list>
        <text:p text:style-name="P81"><text:span text:style-name="CharStyle14">with lies,</text:span></text:p>
        <text:p text:style-name="P47"><text:span text:style-name="CharStyle14">the house of Israel with deceit; Judah is wayward still with</text:span></text:p>
        <text:p text:style-name="P79"><text:span text:style-name="CharStyle14">God,</text:span></text:p>
        <text:p text:style-name="P46"><text:span text:style-name="CharStyle14">with its faithful Deity.</text:span></text:p>
        <text:p text:style-name="P11"><text:span text:style-name="CharStyle14">Ephraim herds the wind and hunts a sirocco, piling up .fraud and falsehood daily,</text:span></text:p>
        <text:p text:style-name="P46"><text:span text:style-name="CharStyle14">striking a bargain with Assyria, carrying presents of oil to</text:span></text:p>
        <text:p text:style-name="P80"><text:span text:style-name="CharStyle14">Egypt-</text:span></text:p>
        <text:p text:style-name="P24"><text:span text:style-name="CharStyle14">2 The Eternal arraigns Israel,</text:span></text:p>
        <text:p text:style-name="P11"><text:span text:style-name="CharStyle14">to punish Jacob for his doings, to requite him for his deeds. “Within the womb Jacob sup- 3 planted his brother; he fled to the land of Aram, 12 where Israel served for a wife, for a wife he herded sheep.</text:span></text:p>
        <text:p text:style-name="P11"><text:span text:style-name="CharStyle14">In manhood he strove with God, </text:span><text:span text:style-name="CharStyle15">3 </text:span><text:span text:style-name="CharStyle14">strove with the Angel and pre- </text:span><text:span text:style-name="CharStyle15">4 </text:span><text:span text:style-name="CharStyle14">vailed;</text:span></text:p>
        <text:p text:style-name="P11"><text:span text:style-name="CharStyle14">he wept and he entreated Him; he met Him at Bethel, and there He said to him [[the Eternal is the God of hosts, S the Eternal is his name]],</text:span></text:p>
        <text:p text:style-name="P18"><text:span text:style-name="CharStyle14">‘Dwell in your tents,<text:tab/></text:span><text:span text:style-name="CharStyle15">6</text:span></text:p>
        <text:p text:style-name="P11"><text:span text:style-name="CharStyle14">ever be kind and just, and in your God put your un­failing trust.’ ”</text:span></text:p>
        <text:p text:style-name="P33"><text:span text:style-name="CharStyle14">Swindler! he loves to practise </text:span><text:span text:style-name="CharStyle15">7 </text:span><text:span text:style-name="CharStyle14">fraud,</text:span></text:p>
        <text:p text:style-name="P10"><text:span text:style-name="CharStyle14">with false scales in his hand.</text:span></text:p>
        <text:p text:style-name="P33"><text:span text:style-name="CharStyle14">Does Ephraim say, “Well, I am </text:span><text:span text:style-name="CharStyle15">8 </text:span><text:span text:style-name="CharStyle14">rich,</text:span></text:p>
        <text:p text:style-name="P11"><text:span text:style-name="CharStyle14">I’ve wealth at my command”? Not all his gains will be enough to expiate his guilt.</text:span></text:p>
        <text:p text:style-name="P11"><text:span text:style-name="CharStyle14">For I am your God, the Eternal, 9 ever since you left Egypt, and I can send you back to live in tents as in the desert long ago.</text:span></text:p>
        <text:p text:style-name="P18"><text:span text:style-name="CharStyle14">I spoke to the prophets,<text:tab/>10</text:span></text:p>
        <text:p text:style-name="P11"><text:span text:style-name="CharStyle14">I gave many a vision; and by the prophets I will make them perish,</text:span></text:p>
        <text:p text:style-name="P33"><text:span text:style-name="CharStyle14">together with their empty n idols—</text:span></text:p>
        <text:p text:style-name="P11"><text:span text:style-name="CharStyle14">so worthless are they now [[By a prophet the Eternal 13 brought</text:span></text:p>
        <text:p text:style-name="P11"><text:span text:style-name="CharStyle14">Israel from Egypt, by a prophet they were kept alive]]; they sacrifice to demons at Gil- 11 gal!</text:span></text:p>
        <text:p text:style-name="P33"><text:span text:style-name="CharStyle14">So shall their altars be like heaps of stones</text:span></text:p>
        <text:p text:style-name="P11"><text:span text:style-name="CharStyle14">among the furrows of a field. Ephraim has provoked me bit- 14 terly;</text:span></text:p>
        <text:p text:style-name="P23"><text:span text:style-name="CharStyle14">so I will crush him suddenly, repaying him for his insults.</text:span></text:p>
        <text:p text:style-name="P46"><draw:frame draw:style-name="fr2" draw:name="14" text:anchor-type="paragraph" svg:x="4.0154in" svg:y="5.889in" svg:width="1.9402in" draw:z-index="2"><draw:text-box fo:min-height="0.6634in"><text:p text:style-name="P51"><text:span text:style-name="CharStyle9">fold—</text:span></text:p><text:p text:style-name="P11"><text:span text:style-name="CharStyle9">for in thee the forlorn finds pity. </text:span><text:span text:style-name="CharStyle10">3 </text:span><text:span text:style-name="CharStyle9">Assyria never can save us; we will not take to war-horses for aid.</text:span></text:p></draw:text-box></draw:frame><text:span text:style-name="CharStyle14">1 o Whenever Ephraim spoke, J-O </text:span><text:span text:style-name="CharStyle14"><text:span text:style-name="T2">m</text:span></text:span><text:span text:style-name="CharStyle14">en were in awe; he was a prince in Israel.</text:span></text:p>
        <text:p text:style-name="P46"><text:span text:style-name="CharStyle14">But then he worshipped Baal, and for his guilt he died.</text:span></text:p>
        <text:list xml:id="list9094862100432308097" text:style-name="L18">
          <text:list-item>
            <text:p text:style-name="P152"><text:span text:style-name="CharStyle14"><text:tab/>And still they go on sinning, making metal gods of silver, idols in human form,</text:span></text:p>
          </text:list-item>
        </text:list>
        <text:p text:style-name="P46"><text:span text:style-name="CharStyle14">the craftsman’s work— and these they call their “gods”! And men at a sacrifice, men offer kisses to calves!</text:span></text:p>
        <text:list xml:id="list185153237389070" text:continue-numbering="true" text:style-name="L18">
          <text:list-item>
            <text:p text:style-name="P152"><text:span text:style-name="CharStyle14"><text:tab/>Therefore shall they melt away like morning clouds.</text:span></text:p>
          </text:list-item>
        </text:list>
        <text:p text:style-name="P46"><text:span text:style-name="CharStyle14">like dew that disappears so soon, like chaff blown from a thresh­ing-floor,</text:span></text:p>
        <text:p text:style-name="P69"><text:span text:style-name="CharStyle14">like smoke out of a lattice.</text:span></text:p>
        <text:list xml:id="list185153688579037" text:continue-numbering="true" text:style-name="L18">
          <text:list-item>
            <text:p text:style-name="P114"><text:span text:style-name="CharStyle14"><text:tab/>Yet it was I, the Eternal, your</text:span></text:p>
          </text:list-item>
        </text:list>
        <text:p text:style-name="P79"><text:span text:style-name="CharStyle14">own God,</text:span></text:p>
        <text:p text:style-name="P46"><text:span text:style-name="CharStyle14">who brought you out of Egypt; you have known no God but me,</text:span></text:p>
        <text:p text:style-name="P68"><text:span text:style-name="CharStyle14">there is no other saviour;</text:span></text:p>
        <text:list xml:id="list185151896430638" text:continue-numbering="true" text:style-name="L18">
          <text:list-item>
            <text:p text:style-name="P114"><text:span text:style-name="CharStyle14"><text:tab/>’twas I who shepherded you in</text:span></text:p>
          </text:list-item>
        </text:list>
        <text:p text:style-name="P79"><text:span text:style-name="CharStyle14">the desert,</text:span></text:p>
        <text:p text:style-name="P68"><text:span text:style-name="CharStyle14">in that houseless land.</text:span></text:p>
        <text:list xml:id="list185153539566414" text:continue-numbering="true" text:style-name="L18">
          <text:list-item>
            <text:p text:style-name="P153"><text:span text:style-name="CharStyle14"><text:tab/>They fed and filled themselves; then they grew proud</text:span></text:p>
          </text:list-item>
        </text:list>
        <text:p text:style-name="P68"><text:span text:style-name="CharStyle14">and they forgot me.</text:span></text:p>
        <text:list xml:id="list185151717067712" text:continue-numbering="true" text:style-name="L18">
          <text:list-item>
            <text:p text:style-name="P114"><text:span text:style-name="CharStyle14"><text:tab/>So I was a lion to them,</text:span></text:p>
          </text:list-item>
        </text:list>
        <text:p text:style-name="P27"><text:span text:style-name="CharStyle14">I leapt like a leopard on their path,</text:span></text:p>
        <text:list xml:id="list185152365122465" text:continue-numbering="true" text:style-name="L18">
          <text:list-item>
            <text:p text:style-name="P114"><text:span text:style-name="CharStyle14"><text:tab/>I sprang at them like a bear</text:span></text:p>
          </text:list-item>
        </text:list>
        <text:p text:style-name="P98"><text:span text:style-name="CharStyle14">robbed of its whelps, tearing their breast open;</text:span></text:p>
        <text:p text:style-name="P48"><text:span text:style-name="CharStyle14">I crunched them like lions, and worried them like wild beasts.</text:span></text:p>
        <text:list xml:id="list185152925595335" text:continue-numbering="true" text:style-name="L18">
          <text:list-item>
            <text:p text:style-name="P153"><text:soft-page-break/><text:span text:style-name="CharStyle14"><text:tab/>I will destroy you, Israel, and who can bring you help?</text:span></text:p>
          </text:list-item>
        </text:list>
        <text:p text:style-name="P42"><text:span text:style-name="CharStyle14">io<text:tab/>Where is your king now to save you,</text:span></text:p>
        <text:p text:style-name="P46"><text:span text:style-name="CharStyle14">where are your rulers, to uphold your cause?— those of whom you said,</text:span></text:p>
        <text:p text:style-name="P67"><text:span text:style-name="CharStyle14">“Give us kings and rulers.” xi Kings I give you in my anger, and remove them in my wrath.</text:span></text:p>
        <text:p text:style-name="P33"><text:span text:style-name="CharStyle14">Ephraim’s iniquity is carefully ia collected,</text:span></text:p>
        <text:p text:style-name="P11"><text:span text:style-name="CharStyle14">his sin is kept in store for him.</text:span></text:p>
        <text:p text:style-name="P11"><text:span text:style-name="CharStyle14">The pangs of childbirth are here, 13</text:span></text:p>
        <text:p text:style-name="P11"><text:span text:style-name="CharStyle14">but a senseless babe is he,</text:span></text:p>
        <text:p text:style-name="P33"><text:span text:style-name="CharStyle14">he will not come to the womb’s mouth</text:span></text:p>
        <text:p text:style-name="P11"><text:span text:style-name="CharStyle14">at the right moment.</text:span></text:p>
        <text:p text:style-name="P33"><text:span text:style-name="CharStyle14">Am I to save them from Death- 14 land?</text:span></text:p>
        <text:p text:style-name="P11"><text:span text:style-name="CharStyle14">am I to rescue them from death?</text:span></text:p>
        <text:p text:style-name="P33"><text:span text:style-name="CharStyle14">Nay, come, Death, with your plagues!</text:span></text:p>
        <text:p text:style-name="P33"><text:span text:style-name="CharStyle14">Come, Death-land, with your pestilence!</text:span></text:p>
        <text:p text:style-name="P26"><text:span text:style-name="CharStyle14">I have no mind to relent.</text:span></text:p>
        <text:p text:style-name="P11"><text:span text:style-name="CharStyle14">Though he flourish like the reed- 15 plant in the water, a wind blows from the east, a wind of the Eternal, driving up from the desert, till his fountains are dry, and his springs are parched; he shall be stripped of his wealth,</text:span></text:p>
        <text:p text:style-name="P11"><text:span text:style-name="CharStyle14">of all his costly treasures.</text:span></text:p>
        <text:p text:style-name="P33"><text:span text:style-name="CharStyle14">Samaria must suffer for her 16 guilt,</text:span></text:p>
        <text:p text:style-name="P11"><text:span text:style-name="CharStyle14">for she rebelled against her God; her citizens shall be cut down, their children shall be dashed in pieces,</text:span></text:p>
        <text:p text:style-name="P11"><text:span text:style-name="CharStyle14">their women with child shall be</text:span></text:p>
        <text:p text:style-name="P51"><text:span text:style-name="CharStyle14">ripped open.</text:span></text:p>
        <text:p text:style-name="P97"><text:soft-page-break/><text:span text:style-name="CharStyle38">* * *</text:span></text:p>
        <text:p text:style-name="P32"><text:span text:style-name="CharStyle14">Come back to your God, 1 </text:span><text:span text:style-name="CharStyle20">A </text:span><text:span text:style-name="CharStyle14">O Israel,<text:tab/>A'*</text:span></text:p>
        <text:p text:style-name="P31"><text:span text:style-name="CharStyle14">for your faults have made you fall.</text:span></text:p>
        <text:p text:style-name="P20"><text:span text:style-name="CharStyle14">Take words, as you come back to the Eternal, saying to him:</text:span></text:p>
        <text:p text:style-name="P22"><text:span text:style-name="CharStyle14">“All our iniquities forgive, and grant us now thy favour; let us bring thee flocks of the</text:span></text:p>
        <text:p text:style-name="P92"><text:span text:style-name="CharStyle14">and we will say no more ‘My God’</text:span></text:p>
        <text:p text:style-name="P85"><text:span text:style-name="CharStyle14">to what our hands have made.”</text:span></text:p>
        <text:list xml:id="list601439589213346005" text:style-name="L19">
          <text:list-item>
            <text:p text:style-name="P126"><text:span text:style-name="CharStyle14"><text:tab/>I will heal them from their hurt</text:span></text:p>
          </text:list-item>
        </text:list>
        <text:p text:style-name="P66"><text:span text:style-name="CharStyle14">of sin,</text:span></text:p>
        <text:p text:style-name="P84"><text:span text:style-name="CharStyle14">freely will I love them, now mine anger has turned from them.</text:span></text:p>
        <text:list xml:id="list185152059795200" text:continue-numbering="true" text:style-name="L19">
          <text:list-item>
            <text:p text:style-name="P163"><text:span text:style-name="CharStyle14"><text:tab/>I will be like dew to Israel; he shall blossom like a lily, and strike roots down like a</text:span></text:p>
          </text:list-item>
        </text:list>
        <text:p text:style-name="P66"><text:span text:style-name="CharStyle14">poplar;</text:span></text:p>
        <text:list xml:id="list185153376539740" text:continue-numbering="true" text:style-name="L19">
          <text:list-item>
            <text:p text:style-name="P107"><text:span text:style-name="CharStyle14"><text:tab/>his branches shall spread out, his leaves fresh as an olive’s, his scent like scent of in­cense.</text:span></text:p>
          </text:list-item>
          <text:list-item>
            <text:p text:style-name="P127"><text:span text:style-name="CharStyle14"><text:tab/>Once more shall they live under­</text:span></text:p>
          </text:list-item>
        </text:list>
        <text:p text:style-name="P66"><text:span text:style-name="CharStyle14">neath my shadow,</text:span></text:p>
        <text:p text:style-name="P11"><text:span text:style-name="CharStyle14">well-watered as a garden,</text:span></text:p>
        <text:p text:style-name="P11"><text:span text:style-name="CharStyle14">flourishing like a vine,</text:span></text:p>
        <text:p text:style-name="P26"><text:span text:style-name="CharStyle14">and fragrant as Lebanon’s wine.</text:span></text:p>
        <text:p text:style-name="P33"><text:span text:style-name="CharStyle14">What more has Ephraim to do </text:span><text:span text:style-name="CharStyle15">8 </text:span><text:span text:style-name="CharStyle14">with idols?</text:span></text:p>
        <text:p text:style-name="P11"><text:span text:style-name="CharStyle14">’Twas I who humbled him,</text:span></text:p>
        <text:p text:style-name="P11"><text:span text:style-name="CharStyle14">’tis I who will protect him.</text:span></text:p>
        <text:p text:style-name="P26"><text:span text:style-name="CharStyle14">I am like a cypress evergreen: his welfare ever comes from me.</text:span></text:p>
        <text:p text:style-name="P11"><text:span text:style-name="CharStyle14">[[Mark this, you who are wise, </text:span><text:span text:style-name="CharStyle15">9 </text:span><text:span text:style-name="CharStyle14">note this, you thoughtful: the Eternal deals justly with all—</text:span></text:p>
        <text:p text:style-name="P100"><text:span text:style-name="CharStyle14">the upright fare well under him,</text:span></text:p>
        <text:p text:style-name="P100"><text:span text:style-name="CharStyle14">but sinners fall.]]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gsanaUPC" svg:font-family="AngsanaUPC"/>
    <style:font-face style:name="David" svg:font-family="David"/>
    <style:font-face style:name="Franklin Gothic Medium" svg:font-family="'Franklin Gothic Medium'"/>
    <style:font-face style:name="Georgia" svg:font-family="Georgia"/>
    <style:font-face style:name="Gulim" svg:font-family="Gulim"/>
    <style:font-face style:name="unifont" svg:font-family="unifont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position="0% 100%" style:font-name="unifont" fo:font-size="12pt" fo:letter-spacing="normal" fo:language="en" fo:country="US" style:font-name-asian="unifont" style:font-size-asian="12pt" style:language-asian="en" style:country-asian="US" style:font-name-complex="unifont" style:font-size-complex="12pt" style:language-complex="en" style:country-complex="US" style:text-scale="100%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 fo:background-color="transparent" style:text-autospace="ideograph-alpha" style:punctuation-wrap="hanging" style:line-break="strict" style:writing-mode="page">
        <style:background-image/>
      </style:paragraph-properties>
      <style:text-properties fo:color="#000000" style:text-position="0% 100%" style:font-name="unifont" fo:font-size="12pt" fo:letter-spacing="normal" fo:language="en" fo:country="US" style:font-name-asian="unifont" style:font-size-asian="12pt" style:language-asian="en" style:country-asian="US" style:font-name-complex="unifont" style:font-size-complex="12pt" style:language-complex="en" style:country-complex="US" style:text-scale="100%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_20__23_1" style:display-name="Heading #1" style:family="paragraph" style:master-page-name="">
      <style:graphic-properties draw:fill="solid" draw:fill-color="#ffffff" draw:opacity="100%"/>
      <style:paragraph-properties fo:line-height="0in" fo:text-align="center" style:justify-single-word="false" style:page-number="auto" fo:background-color="#ffffff"/>
      <style:text-properties style:text-line-through-style="none" style:text-line-through-type="none" style:font-name="Georgia" fo:font-family="Georgia" fo:font-style="normal" style:text-underline-style="none" fo:font-weight="bold" style:font-name-asian="Georgia" style:font-family-asian="Georgia" style:font-style-asian="normal" style:font-weight-asian="bold" style:font-name-complex="Georgia" style:font-family-complex="Georgia" style:font-style-complex="normal" style:font-weight-complex="bold"/>
    </style:style>
    <style:style style:name="Header_20_or_20_footer" style:display-name="Header or footer" style:family="paragraph" style:master-page-name="">
      <style:graphic-properties draw:fill="solid" draw:fill-color="#ffffff" draw:opacity="100%"/>
      <style:paragraph-properties fo:line-height="0in" style:page-number="auto" fo:background-color="#ffffff"/>
      <style:text-properties style:text-line-through-style="none" style:text-line-through-type="none" style:font-name="AngsanaUPC" fo:font-family="AngsanaUPC" fo:font-size="14pt" fo:letter-spacing="normal" fo:font-style="normal" style:text-underline-style="none" fo:font-weight="normal" style:font-name-asian="AngsanaUPC" style:font-family-asian="AngsanaUPC" style:font-size-asian="14pt" style:font-style-asian="normal" style:font-weight-asian="normal" style:font-name-complex="AngsanaUPC" style:font-family-complex="AngsanaUPC" style:font-size-complex="14pt" style:font-style-complex="normal" style:font-weight-complex="normal"/>
    </style:style>
    <style:style style:name="Body_20_text_20__28_2_29_" style:display-name="Body text (2)" style:family="paragraph" style:master-page-name="">
      <style:graphic-properties draw:fill="solid" draw:fill-color="#ffffff" draw:opacity="100%"/>
      <style:paragraph-properties fo:margin-left="0in" fo:margin-right="0in" fo:line-height="0.1272in" fo:text-align="justify" style:justify-single-word="false" fo:text-indent="-0.4165in" style:auto-text-indent="false" style:page-number="auto" fo:background-color="#ffffff"/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Body_20_text_20__28_3_29_" style:display-name="Body text (3)" style:family="paragraph" style:master-page-name="">
      <style:graphic-properties draw:fill="solid" draw:fill-color="#ffffff" draw:opacity="100%"/>
      <style:paragraph-properties fo:line-height="0.1272in" fo:text-align="justify" style:justify-single-word="false" style:page-number="auto" fo:background-color="#ffffff"/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Body_20_text_20__28_4_29_" style:display-name="Body text (4)" style:family="paragraph" style:master-page-name="">
      <style:graphic-properties draw:fill="solid" draw:fill-color="#ffffff" draw:opacity="100%"/>
      <style:paragraph-properties fo:margin-top="0in" fo:margin-bottom="0.0835in" loext:contextual-spacing="false" fo:line-height="0in" style:page-number="auto" fo:background-color="#ffffff"/>
      <style:text-properties style:text-line-through-style="none" style:text-line-through-type="none" style:font-name="Georgia" fo:font-family="Georgia" fo:font-size="4.5pt" fo:font-style="normal" style:text-underline-style="none" fo:font-weight="normal" style:font-name-asian="Georgia" style:font-family-asian="Georgia" style:font-size-asian="4.5pt" style:font-style-asian="normal" style:font-weight-asian="normal" style:font-name-complex="Georgia" style:font-family-complex="Georgia" style:font-size-complex="4.5pt" style:font-style-complex="normal" style:font-weight-complex="normal"/>
    </style:style>
    <style:style style:name="Body_20_text_20__28_5_29_" style:display-name="Body text (5)" style:family="paragraph" style:master-page-name="">
      <style:graphic-properties draw:fill="solid" draw:fill-color="#ffffff" draw:opacity="100%"/>
      <style:paragraph-properties fo:margin-top="0in" fo:margin-bottom="0.0835in" loext:contextual-spacing="false" fo:line-height="0in" style:page-number="auto" fo:background-color="#ffffff"/>
      <style:text-properties style:text-line-through-style="none" style:text-line-through-type="none" style:font-name="Georgia" fo:font-family="Georgia" fo:font-size="4.5pt" fo:font-style="normal" style:text-underline-style="none" fo:font-weight="normal" style:font-name-asian="Georgia" style:font-family-asian="Georgia" style:font-size-asian="4.5pt" style:font-style-asian="normal" style:font-weight-asian="normal" style:font-name-complex="Georgia" style:font-family-complex="Georgia" style:font-size-complex="4.5pt" style:font-style-complex="normal" style:font-weight-complex="normal"/>
    </style:style>
    <style:style style:name="Body_20_text_20__28_6_29_" style:display-name="Body text (6)" style:family="paragraph" style:master-page-name="">
      <style:graphic-properties draw:fill="solid" draw:fill-color="#ffffff" draw:opacity="100%"/>
      <style:paragraph-properties fo:margin-top="0in" fo:margin-bottom="0.0835in" loext:contextual-spacing="false" fo:line-height="0in" style:page-number="auto" fo:background-color="#ffffff"/>
      <style:text-properties style:text-line-through-style="none" style:text-line-through-type="none" style:font-name="Georgia" fo:font-family="Georgia" fo:font-size="4.5pt" fo:font-style="normal" style:text-underline-style="none" fo:font-weight="normal" style:font-name-asian="Georgia" style:font-family-asian="Georgia" style:font-size-asian="4.5pt" style:font-style-asian="normal" style:font-weight-asian="normal" style:font-name-complex="Georgia" style:font-family-complex="Georgia" style:font-size-complex="4.5pt" style:font-style-complex="normal" style:font-weight-complex="normal"/>
    </style:style>
    <style:style style:name="Body_20_text_20__28_7_29_" style:display-name="Body text (7)" style:family="paragraph" style:master-page-name="">
      <style:graphic-properties draw:fill="solid" draw:fill-color="#ffffff" draw:opacity="100%"/>
      <style:paragraph-properties fo:margin-top="0in" fo:margin-bottom="0.0417in" loext:contextual-spacing="false" fo:line-height="0in" style:page-number="auto" fo:background-color="#ffffff"/>
      <style:text-properties style:text-line-through-style="none" style:text-line-through-type="none" style:font-name="Gulim" fo:font-family="Gulim" fo:font-size="6pt" fo:font-style="normal" style:text-underline-style="none" fo:font-weight="normal" style:font-name-asian="Gulim" style:font-family-asian="Gulim" style:font-size-asian="6pt" style:font-style-asian="normal" style:font-weight-asian="normal" style:font-name-complex="Gulim" style:font-family-complex="Gulim" style:font-size-complex="6pt" style:font-style-complex="normal" style:font-weight-complex="normal"/>
    </style:style>
    <style:style style:name="Body_20_text_20__28_8_29_" style:display-name="Body text (8)" style:family="paragraph" style:master-page-name="">
      <style:graphic-properties draw:fill="solid" draw:fill-color="#ffffff" draw:opacity="100%"/>
      <style:paragraph-properties fo:margin-top="0in" fo:margin-bottom="0.0417in" loext:contextual-spacing="false" fo:line-height="0in" style:page-number="auto" fo:background-color="#ffffff"/>
      <style:text-properties style:text-line-through-style="none" style:text-line-through-type="none" style:font-name="Georgia" fo:font-family="Georgia" fo:font-size="4.5pt" fo:font-style="normal" style:text-underline-style="none" fo:font-weight="normal" style:font-name-asian="Georgia" style:font-family-asian="Georgia" style:font-size-asian="4.5pt" style:font-style-asian="normal" style:font-weight-asian="normal" style:font-name-complex="Georgia" style:font-family-complex="Georgia" style:font-size-complex="4.5pt" style:font-style-complex="normal" style:font-weight-complex="normal"/>
    </style:style>
    <style:style style:name="Body_20_text_20__28_9_29_" style:display-name="Body text (9)" style:family="paragraph" style:master-page-name="">
      <style:graphic-properties draw:fill="solid" draw:fill-color="#ffffff" draw:opacity="100%"/>
      <style:paragraph-properties fo:margin-top="0in" fo:margin-bottom="0.0417in" loext:contextual-spacing="false" fo:line-height="0in" style:page-number="auto" fo:background-color="#ffffff"/>
      <style:text-properties style:text-line-through-style="none" style:text-line-through-type="none" style:font-name="Georgia" fo:font-family="Georgia" fo:font-size="4.5pt" fo:font-style="normal" style:text-underline-style="none" fo:font-weight="normal" style:font-name-asian="Georgia" style:font-family-asian="Georgia" style:font-size-asian="4.5pt" style:font-style-asian="normal" style:font-weight-asian="normal" style:font-name-complex="Georgia" style:font-family-complex="Georgia" style:font-size-complex="4.5pt" style:font-style-complex="normal" style:font-weight-complex="normal"/>
    </style:style>
    <style:style style:name="Body_20_text_20__28_10_29_" style:display-name="Body text (10)" style:family="paragraph" style:master-page-name="">
      <style:graphic-properties draw:fill="solid" draw:fill-color="#ffffff" draw:opacity="100%"/>
      <style:paragraph-properties fo:margin-top="0in" fo:margin-bottom="0.0835in" loext:contextual-spacing="false" fo:line-height="0in" style:page-number="auto" fo:background-color="#ffffff"/>
      <style:text-properties style:text-line-through-style="none" style:text-line-through-type="none" style:font-name="Gulim" fo:font-family="Gulim" fo:font-size="6pt" fo:font-style="normal" style:text-underline-style="none" fo:font-weight="normal" style:font-name-asian="Gulim" style:font-family-asian="Gulim" style:font-size-asian="6pt" style:font-style-asian="normal" style:font-weight-asian="normal" style:font-name-complex="Gulim" style:font-family-complex="Gulim" style:font-size-complex="6pt" style:font-style-complex="normal" style:font-weight-complex="normal"/>
    </style:style>
    <style:style style:name="Body_20_text_20__28_3_29__20__2b__20_DropCap1" style:display-name="Body text (3) + DropCap1" style:family="paragraph" style:parent-style-name="Body_20_text_20__28_3_29_" style:master-page-name="">
      <style:paragraph-properties fo:margin-left="0in" fo:margin-right="0in" fo:margin-top="0in" fo:margin-bottom="0in" loext:contextual-spacing="false" fo:text-align="start" style:justify-single-word="false" fo:text-indent="0.1665in" style:auto-text-indent="false" style:page-number="auto">
        <style:tab-stops>
          <style:tab-stop style:position="0.2307in"/>
        </style:tab-stops>
        <style:drop-cap style:lines="2" style:distance="0.0035in" style:style-name="DropCap4"/>
      </style:paragraph-properties>
    </style:style>
    <style:style style:name="Body_20_text_20__28_3_29__20__2b__20_DropCap2" style:display-name="Body text (3) + DropCap2" style:family="paragraph" style:parent-style-name="Body_20_text_20__28_3_29_" style:master-page-name="">
      <style:paragraph-properties fo:margin-left="0.139in" fo:margin-right="0in" fo:margin-top="0in" fo:margin-bottom="0in" loext:contextual-spacing="false" fo:text-indent="0in" style:auto-text-indent="false" style:page-number="auto">
        <style:drop-cap style:lines="2" style:distance="0.0571in" style:style-name="DropCap1"/>
      </style:paragraph-properties>
    </style:style>
    <style:style style:name="Body_20_text_20__28_3_29__20__2b__20_DropCap3" style:display-name="Body text (3) + DropCap3" style:family="paragraph" style:parent-style-name="Body_20_text_20__28_3_29_" style:master-page-name="">
      <style:paragraph-properties fo:margin-left="0.1807in" fo:margin-right="0in" fo:margin-top="0in" fo:margin-bottom="0in" loext:contextual-spacing="false" fo:text-indent="0in" style:auto-text-indent="false" style:page-number="auto">
        <style:drop-cap style:lines="2" style:distance="0.0035in" style:style-name="DropCap3"/>
      </style:paragraph-properties>
    </style:style>
    <style:style style:name="Body_20_text_20__28_3_29__20__2b__20_DropCap4" style:display-name="Body text (3) + DropCap4" style:family="paragraph" style:parent-style-name="Body_20_text_20__28_3_29_" style:master-page-name="">
      <style:paragraph-properties fo:margin-left="0.139in" fo:margin-right="0in" fo:margin-top="0in" fo:margin-bottom="0in" loext:contextual-spacing="false" fo:text-indent="0in" style:auto-text-indent="false" style:page-number="auto">
        <style:tab-stops>
          <style:tab-stop style:position="0.0937in"/>
        </style:tab-stops>
        <style:drop-cap style:lines="2" style:distance="0.0035in" style:style-name="DropCap2"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FontStyle" style:family="text">
      <style:text-properties fo:color="#000000" style:text-position="0% 100%" style:font-name="unifont" fo:font-family="unifont" fo:font-size="12pt" fo:letter-spacing="normal" fo:language="en" fo:country="US" style:font-name-asian="unifont" style:font-family-asian="unifont" style:font-size-asian="12pt" style:language-asian="en" style:country-asian="US" style:font-name-complex="unifont" style:font-family-complex="unifont" style:font-size-complex="12pt" style:language-complex="en" style:country-complex="US" style:text-scale="100%"/>
    </style:style>
    <style:style style:name="Hyperlink" style:family="text" style:parent-style-name="DefaultFontStyle">
      <style:text-properties fo:color="#0066cc" style:text-underline-style="solid" style:text-underline-width="auto" style:text-underline-color="font-color"/>
    </style:style>
    <style:style style:name="CharStyle4" style:family="text" style:parent-style-name="DefaultFontStyle">
      <style:text-properties style:text-line-through-style="none" style:text-line-through-type="none" style:font-name="Georgia" fo:font-family="Georgia" fo:font-style="normal" style:text-underline-style="none" fo:font-weight="bold" style:font-name-asian="Georgia" style:font-family-asian="Georgia" style:font-style-asian="normal" style:font-weight-asian="bold" style:font-name-complex="Georgia" style:font-family-complex="Georgia" style:font-style-complex="normal" style:font-weight-complex="bold"/>
    </style:style>
    <style:style style:name="CharStyle6" style:family="text" style:parent-style-name="DefaultFontStyle">
      <style:text-properties style:text-line-through-style="none" style:text-line-through-type="none" style:font-name="AngsanaUPC" fo:font-family="AngsanaUPC" fo:font-size="14pt" fo:letter-spacing="normal" fo:font-style="normal" style:text-underline-style="none" fo:font-weight="normal" style:font-name-asian="AngsanaUPC" style:font-family-asian="AngsanaUPC" style:font-size-asian="14pt" style:font-style-asian="normal" style:font-weight-asian="normal" style:font-name-complex="AngsanaUPC" style:font-family-complex="AngsanaUPC" style:font-size-complex="14pt" style:font-style-complex="normal" style:font-weight-complex="normal"/>
    </style:style>
    <style:style style:name="CharStyle7" style:family="text" style:parent-style-name="CharStyle6">
      <style:text-properties fo:color="#000000" style:text-position="0% 100%" style:font-name="David" fo:font-family="David" fo:font-size="9pt" fo:letter-spacing="normal" fo:language="en" fo:country="US" style:font-name-asian="David" style:font-family-asian="David" style:font-size-asian="9pt" style:language-asian="en" style:country-asian="US" style:font-name-complex="David" style:font-family-complex="David" style:font-size-complex="9pt" style:language-complex="en" style:country-complex="US" style:text-scale="100%"/>
    </style:style>
    <style:style style:name="CharStyle9" style:family="text" style:parent-style-name="DefaultFontStyle"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CharStyle10" style:family="text" style:parent-style-name="CharStyle14">
      <style:text-properties style:font-name="AngsanaUPC" fo:font-family="AngsanaUPC" fo:font-size="13pt" style:font-name-asian="AngsanaUPC" style:font-family-asian="AngsanaUPC" style:font-size-asian="13pt" style:font-name-complex="AngsanaUPC" style:font-family-complex="AngsanaUPC" style:font-size-complex="13pt"/>
    </style:style>
    <style:style style:name="CharStyle12" style:family="text" style:parent-style-name="DefaultFontStyle"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DropCap1" style:family="text">
      <style:text-properties fo:color="#000000" style:text-line-through-style="none" style:text-line-through-type="none" style:text-position="49% 58%" style:font-name="Georgia" fo:font-family="Georgia" fo:font-size="17pt" fo:letter-spacing="normal" fo:font-style="normal" style:text-underline-style="none" fo:font-weight="normal" style:font-name-asian="Georgia" style:font-family-asian="Georgia" style:font-size-asian="17pt" style:font-style-asian="normal" style:font-weight-asian="normal" style:font-name-complex="Georgia" style:font-family-complex="Georgia" style:font-size-complex="17pt" style:font-style-complex="normal" style:font-weight-complex="normal" style:text-scale="100%"/>
    </style:style>
    <style:style style:name="CharStyle14" style:family="text" style:parent-style-name="DefaultFontStyle"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CharStyle15" style:family="text" style:parent-style-name="CharStyle14">
      <style:text-properties fo:color="#000000" style:text-position="0% 100%" style:font-name="AngsanaUPC" fo:font-family="AngsanaUPC" fo:font-size="13pt" fo:letter-spacing="normal" fo:language="en" fo:country="US" style:font-name-asian="AngsanaUPC" style:font-family-asian="AngsanaUPC" style:font-size-asian="13pt" style:language-asian="en" style:country-asian="US" style:font-name-complex="AngsanaUPC" style:font-family-complex="AngsanaUPC" style:font-size-complex="13pt" style:language-complex="en" style:country-complex="US" style:text-scale="100%"/>
    </style:style>
    <style:style style:name="DropCap2" style:family="text">
      <style:text-properties fo:color="#000000" style:text-line-through-style="none" style:text-line-through-type="none" style:text-position="49% 58%" style:font-name="Franklin Gothic Medium" fo:font-family="'Franklin Gothic Medium'" fo:font-size="17pt" fo:letter-spacing="normal" fo:font-style="normal" style:text-underline-style="none" fo:font-weight="normal" style:font-name-asian="Franklin Gothic Medium" style:font-family-asian="'Franklin Gothic Medium'" style:font-size-asian="17pt" style:font-style-asian="normal" style:font-weight-asian="normal" style:font-name-complex="Franklin Gothic Medium" style:font-family-complex="'Franklin Gothic Medium'" style:font-size-complex="17pt" style:font-style-complex="normal" style:font-weight-complex="normal" style:text-scale="100%"/>
    </style:style>
    <style:style style:name="CharStyle17" style:family="text" style:parent-style-name="CharStyle14">
      <style:text-properties fo:color="#000000" style:text-position="0% 100%" style:font-name="AngsanaUPC" fo:font-family="AngsanaUPC" fo:font-size="13pt" fo:letter-spacing="normal" fo:language="en" fo:country="US" fo:font-style="italic" style:font-name-asian="AngsanaUPC" style:font-family-asian="AngsanaUPC" style:font-size-asian="13pt" style:language-asian="en" style:country-asian="US" style:font-style-asian="italic" style:font-name-complex="AngsanaUPC" style:font-family-complex="AngsanaUPC" style:font-size-complex="13pt" style:language-complex="en" style:country-complex="US" style:font-style-complex="italic" style:text-scale="100%"/>
    </style:style>
    <style:style style:name="CharStyle18" style:family="text" style:parent-style-name="CharStyle6">
      <style:text-properties fo:color="#000000" style:text-position="0% 100%" fo:language="en" fo:country="US" style:language-asian="en" style:country-asian="US" style:language-complex="en" style:country-complex="US" style:text-scale="100%"/>
    </style:style>
    <style:style style:name="CharStyle19" style:family="text" style:parent-style-name="CharStyle6">
      <style:text-properties fo:color="#000000" style:text-position="0% 100%" fo:font-size="14pt" fo:letter-spacing="normal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 style:text-scale="100%"/>
    </style:style>
    <style:style style:name="CharStyle20" style:family="text" style:parent-style-name="CharStyle14">
      <style:text-properties fo:color="#000000" style:text-position="0% 100%" fo:font-size="8pt" fo:letter-spacing="normal" fo:language="en" fo:country="US" fo:font-style="italic" style:font-size-asian="8pt" style:language-asian="en" style:country-asian="US" style:font-style-asian="italic" style:font-size-complex="8pt" style:language-complex="en" style:country-complex="US" style:font-style-complex="italic" style:text-scale="100%"/>
    </style:style>
    <style:style style:name="DropCap3" style:family="text">
      <style:text-properties fo:color="#000000" style:text-line-through-style="none" style:text-line-through-type="none" style:text-position="27% 58%" style:font-name="Franklin Gothic Medium" fo:font-family="'Franklin Gothic Medium'" fo:font-size="18pt" fo:letter-spacing="normal" fo:font-style="normal" style:text-underline-style="none" fo:font-weight="normal" style:font-name-asian="Franklin Gothic Medium" style:font-family-asian="'Franklin Gothic Medium'" style:font-size-asian="18pt" style:font-style-asian="normal" style:font-weight-asian="normal" style:font-name-complex="Franklin Gothic Medium" style:font-family-complex="'Franklin Gothic Medium'" style:font-size-complex="18pt" style:font-style-complex="normal" style:font-weight-complex="normal" style:text-scale="100%"/>
    </style:style>
    <style:style style:name="CharStyle23" style:family="text" style:parent-style-name="DefaultFontStyle">
      <style:text-properties style:text-line-through-style="none" style:text-line-through-type="none" style:font-name="Georgia" fo:font-family="Georgia" fo:font-size="4.5pt" fo:font-style="normal" style:text-underline-style="none" fo:font-weight="normal" style:font-name-asian="Georgia" style:font-family-asian="Georgia" style:font-size-asian="4.5pt" style:font-style-asian="normal" style:font-weight-asian="normal" style:font-name-complex="Georgia" style:font-family-complex="Georgia" style:font-size-complex="4.5pt" style:font-style-complex="normal" style:font-weight-complex="normal"/>
    </style:style>
    <style:style style:name="CharStyle25" style:family="text" style:parent-style-name="DefaultFontStyle">
      <style:text-properties style:text-line-through-style="none" style:text-line-through-type="none" style:font-name="Georgia" fo:font-family="Georgia" fo:font-size="4.5pt" fo:font-style="normal" style:text-underline-style="none" fo:font-weight="normal" style:font-name-asian="Georgia" style:font-family-asian="Georgia" style:font-size-asian="4.5pt" style:font-style-asian="normal" style:font-weight-asian="normal" style:font-name-complex="Georgia" style:font-family-complex="Georgia" style:font-size-complex="4.5pt" style:font-style-complex="normal" style:font-weight-complex="normal"/>
    </style:style>
    <style:style style:name="DropCap4" style:family="text">
      <style:text-properties fo:color="#000000" style:text-line-through-style="none" style:text-line-through-type="none" style:text-position="42% 58%" style:font-name="Franklin Gothic Medium" fo:font-family="'Franklin Gothic Medium'" fo:font-size="17pt" fo:letter-spacing="normal" fo:font-style="normal" style:text-underline-style="none" fo:font-weight="normal" style:font-name-asian="Franklin Gothic Medium" style:font-family-asian="'Franklin Gothic Medium'" style:font-size-asian="17pt" style:font-style-asian="normal" style:font-weight-asian="normal" style:font-name-complex="Franklin Gothic Medium" style:font-family-complex="'Franklin Gothic Medium'" style:font-size-complex="17pt" style:font-style-complex="normal" style:font-weight-complex="normal" style:text-scale="100%"/>
    </style:style>
    <style:style style:name="CharStyle27" style:family="text" style:parent-style-name="CharStyle14">
      <style:text-properties fo:color="#000000" style:text-position="0% 100%" fo:font-size="10.5pt" fo:letter-spacing="normal" fo:language="en" fo:country="US" fo:font-style="italic" fo:font-weight="bold" style:font-size-asian="10.5pt" style:language-asian="en" style:country-asian="US" style:font-style-asian="italic" style:font-weight-asian="bold" style:font-size-complex="10.5pt" style:language-complex="en" style:country-complex="US" style:font-style-complex="italic" style:font-weight-complex="bold" style:text-scale="100%"/>
    </style:style>
    <style:style style:name="CharStyle29" style:family="text" style:parent-style-name="DefaultFontStyle">
      <style:text-properties style:text-line-through-style="none" style:text-line-through-type="none" style:font-name="Georgia" fo:font-family="Georgia" fo:font-size="4.5pt" fo:font-style="normal" style:text-underline-style="none" fo:font-weight="normal" style:font-name-asian="Georgia" style:font-family-asian="Georgia" style:font-size-asian="4.5pt" style:font-style-asian="normal" style:font-weight-asian="normal" style:font-name-complex="Georgia" style:font-family-complex="Georgia" style:font-size-complex="4.5pt" style:font-style-complex="normal" style:font-weight-complex="normal"/>
    </style:style>
    <style:style style:name="CharStyle31" style:family="text" style:parent-style-name="DefaultFontStyle">
      <style:text-properties style:text-line-through-style="none" style:text-line-through-type="none" style:font-name="Gulim" fo:font-family="Gulim" fo:font-size="6pt" fo:font-style="normal" style:text-underline-style="none" fo:font-weight="normal" style:font-name-asian="Gulim" style:font-family-asian="Gulim" style:font-size-asian="6pt" style:font-style-asian="normal" style:font-weight-asian="normal" style:font-name-complex="Gulim" style:font-family-complex="Gulim" style:font-size-complex="6pt" style:font-style-complex="normal" style:font-weight-complex="normal"/>
    </style:style>
    <style:style style:name="CharStyle32" style:family="text" style:parent-style-name="CharStyle14">
      <style:text-properties fo:font-variant="small-caps" fo:color="#000000" style:text-position="0% 100%" style:font-name="David" fo:font-family="David" fo:font-size="7pt" fo:letter-spacing="-0.0138in" fo:language="en" fo:country="US" style:font-name-asian="David" style:font-family-asian="David" style:font-size-asian="7pt" style:language-asian="en" style:country-asian="US" style:font-name-complex="David" style:font-family-complex="David" style:font-size-complex="7pt" style:language-complex="en" style:country-complex="US" style:text-scale="150%"/>
    </style:style>
    <style:style style:name="CharStyle34" style:family="text" style:parent-style-name="DefaultFontStyle">
      <style:text-properties style:text-line-through-style="none" style:text-line-through-type="none" style:font-name="Georgia" fo:font-family="Georgia" fo:font-size="4.5pt" fo:font-style="normal" style:text-underline-style="none" fo:font-weight="normal" style:font-name-asian="Georgia" style:font-family-asian="Georgia" style:font-size-asian="4.5pt" style:font-style-asian="normal" style:font-weight-asian="normal" style:font-name-complex="Georgia" style:font-family-complex="Georgia" style:font-size-complex="4.5pt" style:font-style-complex="normal" style:font-weight-complex="normal"/>
    </style:style>
    <style:style style:name="CharStyle36" style:family="text" style:parent-style-name="DefaultFontStyle">
      <style:text-properties style:text-line-through-style="none" style:text-line-through-type="none" style:font-name="Georgia" fo:font-family="Georgia" fo:font-size="4.5pt" fo:font-style="normal" style:text-underline-style="none" fo:font-weight="normal" style:font-name-asian="Georgia" style:font-family-asian="Georgia" style:font-size-asian="4.5pt" style:font-style-asian="normal" style:font-weight-asian="normal" style:font-name-complex="Georgia" style:font-family-complex="Georgia" style:font-size-complex="4.5pt" style:font-style-complex="normal" style:font-weight-complex="normal"/>
    </style:style>
    <style:style style:name="CharStyle38" style:family="text" style:parent-style-name="DefaultFontStyle">
      <style:text-properties style:text-line-through-style="none" style:text-line-through-type="none" style:font-name="Gulim" fo:font-family="Gulim" fo:font-size="6pt" fo:font-style="normal" style:text-underline-style="none" fo:font-weight="normal" style:font-name-asian="Gulim" style:font-family-asian="Gulim" style:font-size-asian="6pt" style:font-style-asian="normal" style:font-weight-asian="normal" style:font-name-complex="Gulim" style:font-family-complex="Gulim" style:font-size-complex="6pt" style:font-style-complex="normal" style:font-weight-complex="normal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style style:name="MP3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</style:style>
    <style:style style:name="MP4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in" style:type="right"/>
        </style:tab-stops>
      </style:paragraph-properties>
    </style:style>
    <style:style style:name="MP5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071in" style:type="right"/>
        </style:tab-stops>
      </style:paragraph-properties>
    </style:style>
    <style:style style:name="MP6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335in" style:type="right"/>
        </style:tab-stops>
      </style:paragraph-properties>
    </style:style>
    <style:style style:name="MP7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272in" style:type="right"/>
        </style:tab-stops>
      </style:paragraph-properties>
    </style:style>
    <style:style style:name="MP8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598in" style:type="right"/>
        </style:tab-stops>
      </style:paragraph-properties>
    </style:style>
    <style:style style:name="MP9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429in" style:type="right"/>
        </style:tab-stops>
      </style:paragraph-properties>
    </style:style>
    <style:style style:name="MT1" style:family="text"/>
    <style:style style:name="Mfr1" style:family="graphic" style:parent-style-name="Frame">
      <style:graphic-properties fo:margin-left="0.0398in" fo:margin-right="0.0398in" fo:margin-top="0in" fo:margin-bottom="0in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8.5in" fo:page-height="11in" style:num-format="1" style:print-orientation="portrait" fo:margin-top="0in" fo:margin-bottom="0in" fo:margin-left="2.5819in" fo:margin-right="1.841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264in" fo:margin-left="0in" fo:margin-right="0in" fo:margin-bottom="0in"/>
      </style:header-style>
      <style:footer-style>
        <style:header-footer-properties fo:min-height="3.6693in" fo:margin-left="0in" fo:margin-right="0in" fo:margin-top="3.6693in"/>
      </style:footer-style>
    </style:page-layout>
    <style:page-layout style:name="Mpm3" style:page-usage="mirrored">
      <style:page-layout-properties fo:page-width="8.5in" fo:page-height="11in" style:num-format="1" style:print-orientation="portrait" fo:margin-top="0in" fo:margin-bottom="0in" fo:margin-left="2.4937in" fo:margin-right="1.8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236in" fo:margin-left="0in" fo:margin-right="0in" fo:margin-bottom="0in"/>
      </style:header-style>
      <style:footer-style>
        <style:header-footer-properties fo:min-height="3.7in" fo:margin-left="0in" fo:margin-right="0in" fo:margin-top="3.7in"/>
      </style:footer-style>
    </style:page-layout>
  </office:automatic-styles>
  <office:master-styles>
    <style:master-page style:name="Standard" style:page-layout-name="Mpm1"/>
    <style:master-page style:name="PageStyle0" style:page-layout-name="Mpm2">
      <style:header>
        <text:p text:style-name="MP1"/>
      </style:header>
      <style:footer>
        <text:p text:style-name="MP2"><draw:frame draw:style-name="Mfr1" draw:name="Frame1" text:anchor-type="paragraph" svg:x="3.7618in" svg:y="7.3335in" draw:z-index="0"><draw:text-box fo:min-height="0.0835in" fo:min-width="0.1634in"><text:p text:style-name="MP3"><text:page-number text:select-page="current">980</text:page-number></text:p></draw:text-box></draw:frame></text:p>
      </style:footer>
    </style:master-page>
    <style:master-page style:name="PageStyle1" style:page-layout-name="Mpm3">
      <style:header>
        <text:p text:style-name="MP1"><draw:frame draw:style-name="Mfr1" draw:name="1" text:anchor-type="paragraph" svg:x="4.2681in" svg:y="0.4902in" draw:z-index="3"><draw:text-box fo:min-height="0.1in" fo:min-width="2.3in"><text:p text:style-name="MP4"><text:span text:style-name="CharStyle18">HOSEA 3<text:tab/></text:span><text:page-number text:select-page="current">981</text:page-number></text:p></draw:text-box></draw:frame></text:p>
      </style:header>
      <style:header-left>
        <text:p text:style-name="MP1"><draw:frame draw:style-name="Mfr1" draw:name="2" text:anchor-type="paragraph" svg:x="4.2681in" svg:y="0.4902in" draw:z-index="0"><draw:text-box fo:min-height="0.1in" fo:min-width="2.3in"><text:p text:style-name="MP4"><text:span text:style-name="CharStyle18">HOSEA 3<text:tab/></text:span><text:page-number text:select-page="current">982</text:page-number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2" style:page-layout-name="Mpm3">
      <style:header>
        <text:p text:style-name="MP1"><draw:frame draw:style-name="Mfr1" draw:name="3" text:anchor-type="paragraph" svg:x="4.2681in" svg:y="0.4807in" draw:z-index="5"><draw:text-box fo:min-height="0.1035in" fo:min-width="2.3071in"><text:p text:style-name="MP5"><text:span text:style-name="CharStyle18">HOSEA 6<text:tab/></text:span><text:page-number text:select-page="current">983</text:page-number></text:p></draw:text-box></draw:frame></text:p>
      </style:header>
      <style:header-left>
        <text:p text:style-name="MP1"><draw:frame draw:style-name="Mfr1" draw:name="4" text:anchor-type="paragraph" svg:x="1.8819in" svg:y="0.4972in" draw:z-index="4"><draw:text-box fo:min-height="0.1098in" fo:min-width="2.3335in"><text:p text:style-name="MP6"><text:page-number text:select-page="current">988</text:page-number><text:span text:style-name="CharStyle19"><text:tab/></text:span><text:span text:style-name="CharStyle18">HOSEA 4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3" style:page-layout-name="Mpm3">
      <style:header>
        <text:p text:style-name="MP1"><draw:frame draw:style-name="Mfr1" draw:name="5" text:anchor-type="paragraph" svg:x="1.9189in" svg:y="0.4701in" draw:z-index="0"><draw:text-box fo:min-height="0.1134in" fo:min-width="2.3264in"><text:p text:style-name="MP7"><text:page-number text:select-page="current">991</text:page-number><text:span text:style-name="CharStyle18"><text:tab/>HOSEA 7</text:span></text:p></draw:text-box></draw:frame></text:p>
      </style:header>
      <style:header-left>
        <text:p text:style-name="MP1"><draw:frame draw:style-name="Mfr1" draw:name="6" text:anchor-type="paragraph" svg:x="1.9189in" svg:y="0.4701in" draw:z-index="6"><draw:text-box fo:min-height="0.1134in" fo:min-width="2.3264in"><text:p text:style-name="MP7"><text:page-number text:select-page="current">984</text:page-number><text:span text:style-name="CharStyle18"><text:tab/>HOSEA 7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4" style:page-layout-name="Mpm3">
      <style:header>
        <text:p text:style-name="MP1"><draw:frame draw:style-name="Mfr1" draw:name="7" text:anchor-type="paragraph" svg:x="4.2752in" svg:y="0.4807in" draw:z-index="7"><draw:text-box fo:min-height="0.1035in" fo:min-width="2.3071in"><text:p text:style-name="MP5"><text:span text:style-name="CharStyle18">HOSEA 9<text:tab/></text:span><text:page-number text:select-page="current">987</text:page-number></text:p></draw:text-box></draw:frame></text:p>
      </style:header>
      <style:header-left>
        <text:p text:style-name="MP1"><draw:frame draw:style-name="Mfr1" draw:name="8" text:anchor-type="paragraph" svg:x="1.9154in" svg:y="0.4772in" draw:z-index="8"><draw:text-box fo:min-height="0.1071in" fo:min-width="2.3598in"><text:p text:style-name="MP8"><text:page-number text:select-page="current">986</text:page-number><text:span text:style-name="CharStyle18"><text:tab/>HOSEA 10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5" style:page-layout-name="Mpm3">
      <style:header>
        <text:p text:style-name="MP1"><draw:frame draw:style-name="Mfr1" draw:name="9" text:anchor-type="paragraph" svg:x="4.2465in" svg:y="0.4866in" draw:z-index="9"><draw:text-box fo:min-height="0.0965in" fo:min-width="2.3335in"><text:p text:style-name="MP6"><text:span text:style-name="CharStyle18">HOSE A 11<text:tab/></text:span><text:page-number text:select-page="current">987</text:page-number></text:p></draw:text-box></draw:frame></text:p>
      </style:header>
      <style:header-left>
        <text:p text:style-name="MP1"><draw:frame draw:style-name="Mfr1" draw:name="10" text:anchor-type="paragraph" svg:x="4.2465in" svg:y="0.4866in" draw:z-index="0"><draw:text-box fo:min-height="0.0965in" fo:min-width="2.3335in"><text:p text:style-name="MP6"><text:span text:style-name="CharStyle18">HOSE A 11<text:tab/></text:span><text:page-number text:select-page="current">1000</text:page-number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6" style:page-layout-name="Mpm3">
      <style:header>
        <text:p text:style-name="MP1"><draw:frame draw:style-name="Mfr1" draw:name="11" text:anchor-type="paragraph" svg:x="4.2252in" svg:y="0.4835in" draw:z-index="28"><draw:text-box fo:min-height="0.1in" fo:min-width="2.3429in"><text:p text:style-name="MP9"><text:span text:style-name="CharStyle18">HOSEA 14<text:tab/></text:span><text:page-number text:select-page="current">999</text:page-number></text:p></draw:text-box></draw:frame></text:p>
      </style:header>
      <style:header-left>
        <text:p text:style-name="MP1"><draw:frame draw:style-name="Mfr1" draw:name="12" text:anchor-type="paragraph" svg:x="1.9154in" svg:y="0.4772in" draw:z-index="18"><draw:text-box fo:min-height="0.1071in" fo:min-width="2.3598in"><text:p text:style-name="MP8"><text:page-number text:select-page="current">998</text:page-number><text:span text:style-name="CharStyle18"><text:tab/>HOSEA 10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initial-creator/>
    <meta:keyword/>
    <meta:document-statistic meta:table-count="0" meta:image-count="1" meta:object-count="0" meta:page-count="29" meta:paragraph-count="509" meta:word-count="4703" meta:character-count="23795" meta:non-whitespace-character-count="19615"/>
    <meta:generator>LibreOffice/4.4.5.2$Windows_x86 LibreOffice_project/a22f674fd25a3b6f45bdebf25400ed2adff0ff99</meta:generator>
  </office:meta>
</office:document-meta>
</file>